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999999" officeooo:rsid="017f8ba9" officeooo:paragraph-rsid="017f8ba9" fo:background-color="#cccccc"/>
    </style:style>
    <style:style style:name="P2" style:family="paragraph" style:parent-style-name="Footer">
      <style:paragraph-properties fo:text-align="center" style:justify-single-word="false"/>
    </style:style>
    <style:style style:name="P3" style:family="paragraph" style:parent-style-name="Subtitle">
      <style:text-properties fo:language="bg" fo:country="BG"/>
    </style:style>
    <style:style style:name="P4" style:family="paragraph" style:parent-style-name="Standard">
      <style:text-properties fo:language="bg" fo:country="BG" officeooo:rsid="001df150" officeooo:paragraph-rsid="00121d65"/>
    </style:style>
    <style:style style:name="P5" style:family="paragraph" style:parent-style-name="Standard">
      <style:text-properties fo:language="bg" fo:country="BG" officeooo:rsid="00d53194" officeooo:paragraph-rsid="00d53194"/>
    </style:style>
    <style:style style:name="P6" style:family="paragraph" style:parent-style-name="Standard">
      <style:text-properties fo:language="bg" fo:country="BG" officeooo:rsid="000ff24a"/>
    </style:style>
    <style:style style:name="P7" style:family="paragraph" style:parent-style-name="Standard">
      <style:text-properties fo:language="bg" fo:country="BG" officeooo:rsid="000ff24a" officeooo:paragraph-rsid="00ec16a3"/>
    </style:style>
    <style:style style:name="P8" style:family="paragraph" style:parent-style-name="Standard">
      <style:text-properties fo:language="bg" fo:country="BG" officeooo:rsid="00384699" officeooo:paragraph-rsid="00384699"/>
    </style:style>
    <style:style style:name="P9" style:family="paragraph" style:parent-style-name="Standard">
      <style:text-properties fo:language="bg" fo:country="BG" fo:font-style="normal" style:text-underline-style="none" officeooo:rsid="004bc27c" officeooo:paragraph-rsid="0041da87" style:font-style-asian="normal" style:font-style-complex="normal"/>
    </style:style>
    <style:style style:name="P10" style:family="paragraph" style:parent-style-name="Text_20_body">
      <style:text-properties fo:language="bg" fo:country="BG" officeooo:rsid="009b60f4" officeooo:paragraph-rsid="00ade2a0"/>
    </style:style>
    <style:style style:name="P11" style:family="paragraph" style:parent-style-name="Text_20_body">
      <style:text-properties fo:language="bg" fo:country="BG" officeooo:rsid="009b60f4" officeooo:paragraph-rsid="00ad5120"/>
    </style:style>
    <style:style style:name="P12" style:family="paragraph" style:parent-style-name="Text_20_body">
      <style:text-properties fo:language="bg" fo:country="BG" officeooo:rsid="00ae43e9" officeooo:paragraph-rsid="00b14276"/>
    </style:style>
    <style:style style:name="P13" style:family="paragraph" style:parent-style-name="Text_20_body">
      <style:text-properties fo:language="bg" fo:country="BG" fo:font-style="normal" style:text-underline-style="none" style:font-style-asian="normal" style:font-style-complex="normal"/>
    </style:style>
    <style:style style:name="P14" style:family="paragraph" style:parent-style-name="Text_20_body">
      <style:text-properties fo:language="bg" fo:country="BG" fo:font-style="normal" style:text-underline-style="none" officeooo:rsid="0061ed15" officeooo:paragraph-rsid="00544d30" style:font-style-asian="normal" style:font-style-complex="normal"/>
    </style:style>
    <style:style style:name="P15" style:family="paragraph" style:parent-style-name="Text_20_body">
      <style:text-properties fo:language="bg" fo:country="BG" fo:font-style="normal" style:text-underline-style="none" officeooo:rsid="0097715a" officeooo:paragraph-rsid="006cf6f4" style:font-style-asian="normal" style:font-style-complex="normal"/>
    </style:style>
    <style:style style:name="P16" style:family="paragraph" style:parent-style-name="Text_20_body">
      <style:text-properties fo:language="bg" fo:country="BG" fo:font-style="normal" style:text-underline-style="none" officeooo:rsid="00ae43e9" officeooo:paragraph-rsid="00b14276" style:font-style-asian="normal" style:font-style-complex="normal"/>
    </style:style>
    <style:style style:name="P17" style:family="paragraph" style:parent-style-name="Text_20_body">
      <style:text-properties fo:language="bg" fo:country="BG" officeooo:rsid="006cf6f4" officeooo:paragraph-rsid="0124f6de"/>
    </style:style>
    <style:style style:name="P18" style:family="paragraph" style:parent-style-name="Text_20_body">
      <style:text-properties fo:language="bg" fo:country="BG" officeooo:rsid="006cf6f4" officeooo:paragraph-rsid="0125889b"/>
    </style:style>
    <style:style style:name="P19" style:family="paragraph" style:parent-style-name="Text_20_body">
      <style:text-properties fo:language="bg" fo:country="BG" officeooo:rsid="006cf6f4" officeooo:paragraph-rsid="017cf546"/>
    </style:style>
    <style:style style:name="P20" style:family="paragraph" style:parent-style-name="Text_20_body">
      <style:text-properties fo:language="bg" fo:country="BG" officeooo:rsid="01323290" officeooo:paragraph-rsid="01323290"/>
    </style:style>
    <style:style style:name="P21" style:family="paragraph" style:parent-style-name="Text_20_body">
      <style:text-properties fo:language="bg" fo:country="BG" officeooo:rsid="013fc33a" officeooo:paragraph-rsid="013fc33a"/>
    </style:style>
    <style:style style:name="P22" style:family="paragraph" style:parent-style-name="Text_20_body">
      <style:text-properties fo:language="bg" fo:country="BG" officeooo:rsid="0134b027" officeooo:paragraph-rsid="0197f95e"/>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text-properties fo:font-style="normal" style:text-underline-style="none" officeooo:rsid="01542719" officeooo:paragraph-rsid="01484ff9" style:font-style-asian="normal" style:font-style-complex="normal"/>
    </style:style>
    <style:style style:name="P25" style:family="paragraph" style:parent-style-name="Title">
      <style:text-properties fo:language="bg" fo:country="BG"/>
    </style:style>
    <style:style style:name="P26" style:family="paragraph" style:parent-style-name="Standard">
      <style:text-properties fo:language="bg" fo:country="BG" officeooo:rsid="000ff24a" officeooo:paragraph-rsid="01b117ff"/>
    </style:style>
    <style:style style:name="P27" style:family="paragraph" style:parent-style-name="Standard">
      <style:text-properties fo:language="bg" fo:country="BG" officeooo:rsid="000ff24a" officeooo:paragraph-rsid="01b24f80"/>
    </style:style>
    <style:style style:name="P28" style:family="paragraph" style:parent-style-name="Standard">
      <style:text-properties fo:language="bg" fo:country="BG" officeooo:rsid="000ff24a" officeooo:paragraph-rsid="01b4f6f7"/>
    </style:style>
    <style:style style:name="P29" style:family="paragraph" style:parent-style-name="Standard">
      <style:text-properties fo:language="bg" fo:country="BG" officeooo:rsid="000ff24a" officeooo:paragraph-rsid="01b6e88f"/>
    </style:style>
    <style:style style:name="P30" style:family="paragraph" style:parent-style-name="Standard">
      <style:text-properties fo:language="bg" fo:country="BG" officeooo:rsid="000ff24a" officeooo:paragraph-rsid="01b78c11"/>
    </style:style>
    <style:style style:name="P31" style:family="paragraph" style:parent-style-name="Standard">
      <style:text-properties fo:language="bg" fo:country="BG" officeooo:rsid="00384699" officeooo:paragraph-rsid="01b94794"/>
    </style:style>
    <style:style style:name="P32" style:family="paragraph" style:parent-style-name="Standard">
      <style:text-properties fo:language="bg" fo:country="BG" officeooo:rsid="00384699" officeooo:paragraph-rsid="01bddbcf"/>
    </style:style>
    <style:style style:name="P33" style:family="paragraph" style:parent-style-name="Text_20_body">
      <style:text-properties fo:language="bg" fo:country="BG" officeooo:rsid="004c8d57" officeooo:paragraph-rsid="01c07784"/>
    </style:style>
    <style:style style:name="P34" style:family="paragraph" style:parent-style-name="Text_20_body">
      <style:text-properties fo:language="bg" fo:country="BG" officeooo:rsid="004c8d57" officeooo:paragraph-rsid="01c24f2b"/>
    </style:style>
    <style:style style:name="P35" style:family="paragraph" style:parent-style-name="Text_20_body">
      <style:text-properties fo:language="bg" fo:country="BG" officeooo:rsid="004c8d57" officeooo:paragraph-rsid="01c29f6a"/>
    </style:style>
    <style:style style:name="P36" style:family="paragraph" style:parent-style-name="Text_20_body">
      <style:text-properties fo:language="bg" fo:country="BG" officeooo:rsid="00bd5359" officeooo:paragraph-rsid="01cda1dd"/>
    </style:style>
    <style:style style:name="P37" style:family="paragraph" style:parent-style-name="Text_20_body">
      <style:text-properties fo:language="bg" fo:country="BG" officeooo:rsid="00bd5359" officeooo:paragraph-rsid="01ced4e9"/>
    </style:style>
    <style:style style:name="P38" style:family="paragraph" style:parent-style-name="Text_20_body">
      <style:text-properties fo:language="bg" fo:country="BG" officeooo:rsid="01323290" officeooo:paragraph-rsid="01323290"/>
    </style:style>
    <style:style style:name="P39" style:family="paragraph" style:parent-style-name="Text_20_body">
      <style:text-properties officeooo:rsid="01484ff9" officeooo:paragraph-rsid="01d8a698"/>
    </style:style>
    <style:style style:name="P40" style:family="paragraph" style:parent-style-name="Text_20_body">
      <style:text-properties officeooo:rsid="01484ff9" officeooo:paragraph-rsid="01de129c"/>
    </style:style>
    <style:style style:name="P41" style:family="paragraph" style:parent-style-name="Text_20_body">
      <style:text-properties officeooo:rsid="01557083" officeooo:paragraph-rsid="01e97dc9"/>
    </style:style>
    <style:style style:name="P42" style:family="paragraph" style:parent-style-name="Text_20_body">
      <style:text-properties officeooo:rsid="01557083" officeooo:paragraph-rsid="01eadce2"/>
    </style:style>
    <style:style style:name="P43" style:family="paragraph" style:parent-style-name="Heading_20_1">
      <style:text-properties fo:language="bg" fo:country="BG"/>
    </style:style>
    <style:style style:name="T1" style:family="text">
      <style:text-properties officeooo:rsid="0010a2d0"/>
    </style:style>
    <style:style style:name="T2" style:family="text">
      <style:text-properties officeooo:rsid="003a22f7"/>
    </style:style>
    <style:style style:name="T3" style:family="text">
      <style:text-properties fo:font-style="italic" style:text-underline-style="none" officeooo:rsid="0042cdfe" style:font-style-asian="italic" style:font-style-complex="italic"/>
    </style:style>
    <style:style style:name="T4" style:family="text">
      <style:text-properties fo:font-style="italic" style:text-underline-style="none" officeooo:rsid="007c365a" style:font-style-asian="italic" style:font-style-complex="italic"/>
    </style:style>
    <style:style style:name="T5" style:family="text">
      <style:text-properties fo:font-style="italic" style:text-underline-style="none" officeooo:rsid="00816386" style:font-style-asian="italic" style:font-style-complex="italic"/>
    </style:style>
    <style:style style:name="T6" style:family="text">
      <style:text-properties fo:font-style="italic" style:text-underline-style="none" officeooo:rsid="008175c3" style:font-style-asian="italic" style:font-style-complex="italic"/>
    </style:style>
    <style:style style:name="T7" style:family="text">
      <style:text-properties fo:font-style="italic" style:text-underline-style="none" officeooo:rsid="00836d56" style:font-style-asian="italic" style:font-style-complex="italic"/>
    </style:style>
    <style:style style:name="T8" style:family="text">
      <style:text-properties fo:font-style="italic" style:text-underline-style="none" officeooo:rsid="00883295" style:font-style-asian="italic" style:font-style-complex="italic"/>
    </style:style>
    <style:style style:name="T9" style:family="text">
      <style:text-properties fo:font-style="italic" style:text-underline-style="none" officeooo:rsid="0156dc02" style:font-style-asian="italic" style:font-style-complex="italic"/>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42cdfe" style:font-style-asian="normal" style:font-style-complex="normal"/>
    </style:style>
    <style:style style:name="T12" style:family="text">
      <style:text-properties fo:font-style="normal" style:text-underline-style="none" officeooo:rsid="00439e86" style:font-style-asian="normal" style:font-style-complex="normal"/>
    </style:style>
    <style:style style:name="T13" style:family="text">
      <style:text-properties fo:font-style="normal" style:text-underline-style="none" officeooo:rsid="00440ba3" style:font-style-asian="normal" style:font-style-complex="normal"/>
    </style:style>
    <style:style style:name="T14" style:family="text">
      <style:text-properties fo:font-style="normal" style:text-underline-style="none" officeooo:rsid="00453d5c" style:font-style-asian="normal" style:font-style-complex="normal"/>
    </style:style>
    <style:style style:name="T15" style:family="text">
      <style:text-properties fo:font-style="normal" style:text-underline-style="none" officeooo:rsid="0045d0ff" style:font-style-asian="normal" style:font-style-complex="normal"/>
    </style:style>
    <style:style style:name="T16" style:family="text">
      <style:text-properties fo:font-style="normal" style:text-underline-style="none" officeooo:rsid="0047810b" style:font-style-asian="normal" style:font-style-complex="normal"/>
    </style:style>
    <style:style style:name="T17" style:family="text">
      <style:text-properties fo:font-style="normal" style:text-underline-style="none" officeooo:rsid="0048d573" style:font-style-asian="normal" style:font-style-complex="normal"/>
    </style:style>
    <style:style style:name="T18" style:family="text">
      <style:text-properties fo:font-style="normal" style:text-underline-style="none" officeooo:rsid="004a3ff0" style:font-style-asian="normal" style:font-style-complex="normal"/>
    </style:style>
    <style:style style:name="T19" style:family="text">
      <style:text-properties fo:font-style="normal" style:text-underline-style="none" officeooo:rsid="004bc27c" style:font-style-asian="normal" style:font-style-complex="normal"/>
    </style:style>
    <style:style style:name="T20" style:family="text">
      <style:text-properties fo:font-style="normal" style:text-underline-style="none" officeooo:rsid="004d07d1" style:font-style-asian="normal" style:font-style-complex="normal"/>
    </style:style>
    <style:style style:name="T21" style:family="text">
      <style:text-properties fo:font-style="normal" style:text-underline-style="none" officeooo:rsid="004e2c8f" style:font-style-asian="normal" style:font-style-complex="normal"/>
    </style:style>
    <style:style style:name="T22" style:family="text">
      <style:text-properties fo:font-style="normal" style:text-underline-style="none" officeooo:rsid="004ea4c9" style:font-style-asian="normal" style:font-style-complex="normal"/>
    </style:style>
    <style:style style:name="T23" style:family="text">
      <style:text-properties fo:font-style="normal" style:text-underline-style="none" officeooo:rsid="004fe42c" style:font-style-asian="normal" style:font-style-complex="normal"/>
    </style:style>
    <style:style style:name="T24" style:family="text">
      <style:text-properties fo:font-style="normal" style:text-underline-style="none" officeooo:rsid="004ff43d" style:font-style-asian="normal" style:font-style-complex="normal"/>
    </style:style>
    <style:style style:name="T25" style:family="text">
      <style:text-properties fo:font-style="normal" style:text-underline-style="none" officeooo:rsid="0051e192" style:font-style-asian="normal" style:font-style-complex="normal"/>
    </style:style>
    <style:style style:name="T26" style:family="text">
      <style:text-properties fo:font-style="normal" style:text-underline-style="none" officeooo:rsid="00537070" style:font-style-asian="normal" style:font-style-complex="normal"/>
    </style:style>
    <style:style style:name="T27" style:family="text">
      <style:text-properties fo:font-style="normal" style:text-underline-style="none" officeooo:rsid="00544d30" style:font-style-asian="normal" style:font-style-complex="normal"/>
    </style:style>
    <style:style style:name="T28" style:family="text">
      <style:text-properties fo:font-style="normal" style:text-underline-style="none" officeooo:rsid="00553ad0" style:font-style-asian="normal" style:font-style-complex="normal"/>
    </style:style>
    <style:style style:name="T29" style:family="text">
      <style:text-properties fo:font-style="normal" style:text-underline-style="none" officeooo:rsid="0055e2db" style:font-style-asian="normal" style:font-style-complex="normal"/>
    </style:style>
    <style:style style:name="T30" style:family="text">
      <style:text-properties fo:font-style="normal" style:text-underline-style="none" officeooo:rsid="00560b32" style:font-style-asian="normal" style:font-style-complex="normal"/>
    </style:style>
    <style:style style:name="T31" style:family="text">
      <style:text-properties fo:font-style="normal" style:text-underline-style="none" officeooo:rsid="005789a3" style:font-style-asian="normal" style:font-style-complex="normal"/>
    </style:style>
    <style:style style:name="T32" style:family="text">
      <style:text-properties fo:font-style="normal" style:text-underline-style="none" officeooo:rsid="0058b953" style:font-style-asian="normal" style:font-style-complex="normal"/>
    </style:style>
    <style:style style:name="T33" style:family="text">
      <style:text-properties fo:font-style="normal" style:text-underline-style="none" officeooo:rsid="0058db2c" style:font-style-asian="normal" style:font-style-complex="normal"/>
    </style:style>
    <style:style style:name="T34" style:family="text">
      <style:text-properties fo:font-style="normal" style:text-underline-style="none" officeooo:rsid="0059cef9" style:font-style-asian="normal" style:font-style-complex="normal"/>
    </style:style>
    <style:style style:name="T35" style:family="text">
      <style:text-properties fo:font-style="normal" style:text-underline-style="none" officeooo:rsid="005a1db6" style:font-style-asian="normal" style:font-style-complex="normal"/>
    </style:style>
    <style:style style:name="T36" style:family="text">
      <style:text-properties fo:font-style="normal" style:text-underline-style="none" officeooo:rsid="005caa8f" style:font-style-asian="normal" style:font-style-complex="normal"/>
    </style:style>
    <style:style style:name="T37" style:family="text">
      <style:text-properties fo:font-style="normal" style:text-underline-style="none" officeooo:rsid="005d897e" style:font-style-asian="normal" style:font-style-complex="normal"/>
    </style:style>
    <style:style style:name="T38" style:family="text">
      <style:text-properties fo:font-style="normal" style:text-underline-style="none" officeooo:rsid="005defda" style:font-style-asian="normal" style:font-style-complex="normal"/>
    </style:style>
    <style:style style:name="T39" style:family="text">
      <style:text-properties fo:font-style="normal" style:text-underline-style="none" officeooo:rsid="005fe95c" style:font-style-asian="normal" style:font-style-complex="normal"/>
    </style:style>
    <style:style style:name="T40" style:family="text">
      <style:text-properties fo:font-style="normal" style:text-underline-style="none" officeooo:rsid="0061988c" style:font-style-asian="normal" style:font-style-complex="normal"/>
    </style:style>
    <style:style style:name="T41" style:family="text">
      <style:text-properties fo:font-style="normal" style:text-underline-style="none" officeooo:rsid="0061ed15" style:font-style-asian="normal" style:font-style-complex="normal"/>
    </style:style>
    <style:style style:name="T42" style:family="text">
      <style:text-properties fo:font-style="normal" style:text-underline-style="none" officeooo:rsid="0063a27e" style:font-style-asian="normal" style:font-style-complex="normal"/>
    </style:style>
    <style:style style:name="T43" style:family="text">
      <style:text-properties fo:font-style="normal" style:text-underline-style="none" officeooo:rsid="0064fb38" style:font-style-asian="normal" style:font-style-complex="normal"/>
    </style:style>
    <style:style style:name="T44" style:family="text">
      <style:text-properties fo:font-style="normal" style:text-underline-style="none" officeooo:rsid="006536f2" style:font-style-asian="normal" style:font-style-complex="normal"/>
    </style:style>
    <style:style style:name="T45" style:family="text">
      <style:text-properties fo:font-style="normal" style:text-underline-style="none" officeooo:rsid="006e0f58" style:font-style-asian="normal" style:font-style-complex="normal"/>
    </style:style>
    <style:style style:name="T46" style:family="text">
      <style:text-properties fo:font-style="normal" style:text-underline-style="none" officeooo:rsid="006fd446" style:font-style-asian="normal" style:font-style-complex="normal"/>
    </style:style>
    <style:style style:name="T47" style:family="text">
      <style:text-properties fo:font-style="normal" style:text-underline-style="none" officeooo:rsid="007028f4" style:font-style-asian="normal" style:font-style-complex="normal"/>
    </style:style>
    <style:style style:name="T48" style:family="text">
      <style:text-properties fo:font-style="normal" style:text-underline-style="none" officeooo:rsid="00715a68" style:font-style-asian="normal" style:font-style-complex="normal"/>
    </style:style>
    <style:style style:name="T49" style:family="text">
      <style:text-properties fo:font-style="normal" style:text-underline-style="none" officeooo:rsid="0071f91c" style:font-style-asian="normal" style:font-style-complex="normal"/>
    </style:style>
    <style:style style:name="T50" style:family="text">
      <style:text-properties fo:font-style="normal" style:text-underline-style="none" officeooo:rsid="007362fb" style:font-style-asian="normal" style:font-style-complex="normal"/>
    </style:style>
    <style:style style:name="T51" style:family="text">
      <style:text-properties fo:font-style="normal" style:text-underline-style="none" officeooo:rsid="0073ebf4" style:font-style-asian="normal" style:font-style-complex="normal"/>
    </style:style>
    <style:style style:name="T52" style:family="text">
      <style:text-properties fo:font-style="normal" style:text-underline-style="none" officeooo:rsid="0074aee6" style:font-style-asian="normal" style:font-style-complex="normal"/>
    </style:style>
    <style:style style:name="T53" style:family="text">
      <style:text-properties fo:font-style="normal" style:text-underline-style="none" officeooo:rsid="007578ed" style:font-style-asian="normal" style:font-style-complex="normal"/>
    </style:style>
    <style:style style:name="T54" style:family="text">
      <style:text-properties fo:font-style="normal" style:text-underline-style="none" officeooo:rsid="0076dba6" style:font-style-asian="normal" style:font-style-complex="normal"/>
    </style:style>
    <style:style style:name="T55" style:family="text">
      <style:text-properties fo:font-style="normal" style:text-underline-style="none" officeooo:rsid="00786f5d" style:font-style-asian="normal" style:font-style-complex="normal"/>
    </style:style>
    <style:style style:name="T56" style:family="text">
      <style:text-properties fo:font-style="normal" style:text-underline-style="none" officeooo:rsid="0079309b" style:font-style-asian="normal" style:font-style-complex="normal"/>
    </style:style>
    <style:style style:name="T57" style:family="text">
      <style:text-properties fo:font-style="normal" style:text-underline-style="none" officeooo:rsid="007c365a" style:font-style-asian="normal" style:font-style-complex="normal"/>
    </style:style>
    <style:style style:name="T58" style:family="text">
      <style:text-properties fo:font-style="normal" style:text-underline-style="none" officeooo:rsid="007cec39" style:font-style-asian="normal" style:font-style-complex="normal"/>
    </style:style>
    <style:style style:name="T59" style:family="text">
      <style:text-properties fo:font-style="normal" style:text-underline-style="none" officeooo:rsid="007dbcda" style:font-style-asian="normal" style:font-style-complex="normal"/>
    </style:style>
    <style:style style:name="T60" style:family="text">
      <style:text-properties fo:font-style="normal" style:text-underline-style="none" officeooo:rsid="007f9026" style:font-style-asian="normal" style:font-style-complex="normal"/>
    </style:style>
    <style:style style:name="T61" style:family="text">
      <style:text-properties fo:font-style="normal" style:text-underline-style="none" officeooo:rsid="00816386" style:font-style-asian="normal" style:font-style-complex="normal"/>
    </style:style>
    <style:style style:name="T62" style:family="text">
      <style:text-properties fo:font-style="normal" style:text-underline-style="none" officeooo:rsid="008175c3" style:font-style-asian="normal" style:font-style-complex="normal"/>
    </style:style>
    <style:style style:name="T63" style:family="text">
      <style:text-properties fo:font-style="normal" style:text-underline-style="none" officeooo:rsid="00836d56" style:font-style-asian="normal" style:font-style-complex="normal"/>
    </style:style>
    <style:style style:name="T64" style:family="text">
      <style:text-properties fo:font-style="normal" style:text-underline-style="none" officeooo:rsid="008483c3" style:font-style-asian="normal" style:font-style-complex="normal"/>
    </style:style>
    <style:style style:name="T65" style:family="text">
      <style:text-properties fo:font-style="normal" style:text-underline-style="none" officeooo:rsid="0084cdee" style:font-style-asian="normal" style:font-style-complex="normal"/>
    </style:style>
    <style:style style:name="T66" style:family="text">
      <style:text-properties fo:font-style="normal" style:text-underline-style="none" officeooo:rsid="00863eef" style:font-style-asian="normal" style:font-style-complex="normal"/>
    </style:style>
    <style:style style:name="T67" style:family="text">
      <style:text-properties fo:font-style="normal" style:text-underline-style="none" officeooo:rsid="0086ba00" style:font-style-asian="normal" style:font-style-complex="normal"/>
    </style:style>
    <style:style style:name="T68" style:family="text">
      <style:text-properties fo:font-style="normal" style:text-underline-style="none" officeooo:rsid="00883295" style:font-style-asian="normal" style:font-style-complex="normal"/>
    </style:style>
    <style:style style:name="T69" style:family="text">
      <style:text-properties fo:font-style="normal" style:text-underline-style="none" officeooo:rsid="0088d846" style:font-style-asian="normal" style:font-style-complex="normal"/>
    </style:style>
    <style:style style:name="T70" style:family="text">
      <style:text-properties fo:font-style="normal" style:text-underline-style="none" officeooo:rsid="008a2019" style:font-style-asian="normal" style:font-style-complex="normal"/>
    </style:style>
    <style:style style:name="T71" style:family="text">
      <style:text-properties fo:font-style="normal" style:text-underline-style="none" officeooo:rsid="008f079d" style:font-style-asian="normal" style:font-style-complex="normal"/>
    </style:style>
    <style:style style:name="T72" style:family="text">
      <style:text-properties fo:font-style="normal" style:text-underline-style="none" officeooo:rsid="009051db" style:font-style-asian="normal" style:font-style-complex="normal"/>
    </style:style>
    <style:style style:name="T73" style:family="text">
      <style:text-properties fo:font-style="normal" style:text-underline-style="none" officeooo:rsid="00916949" style:font-style-asian="normal" style:font-style-complex="normal"/>
    </style:style>
    <style:style style:name="T74" style:family="text">
      <style:text-properties fo:font-style="normal" style:text-underline-style="none" officeooo:rsid="00930f4c" style:font-style-asian="normal" style:font-style-complex="normal"/>
    </style:style>
    <style:style style:name="T75" style:family="text">
      <style:text-properties fo:font-style="normal" style:text-underline-style="none" officeooo:rsid="00940317" style:font-style-asian="normal" style:font-style-complex="normal"/>
    </style:style>
    <style:style style:name="T76" style:family="text">
      <style:text-properties fo:font-style="normal" style:text-underline-style="none" officeooo:rsid="0095dec5" style:font-style-asian="normal" style:font-style-complex="normal"/>
    </style:style>
    <style:style style:name="T77" style:family="text">
      <style:text-properties fo:font-style="normal" style:text-underline-style="none" officeooo:rsid="0097036f" style:font-style-asian="normal" style:font-style-complex="normal"/>
    </style:style>
    <style:style style:name="T78" style:family="text">
      <style:text-properties fo:font-style="normal" style:text-underline-style="none" officeooo:rsid="009756f7" style:font-style-asian="normal" style:font-style-complex="normal"/>
    </style:style>
    <style:style style:name="T79" style:family="text">
      <style:text-properties fo:font-style="normal" style:text-underline-style="none" officeooo:rsid="0097715a" style:font-style-asian="normal" style:font-style-complex="normal"/>
    </style:style>
    <style:style style:name="T80" style:family="text">
      <style:text-properties fo:font-style="normal" style:text-underline-style="none" officeooo:rsid="009bcc0f" style:font-style-asian="normal" style:font-style-complex="normal"/>
    </style:style>
    <style:style style:name="T81" style:family="text">
      <style:text-properties fo:font-style="normal" style:text-underline-style="none" officeooo:rsid="009db888" style:font-style-asian="normal" style:font-style-complex="normal"/>
    </style:style>
    <style:style style:name="T82" style:family="text">
      <style:text-properties fo:font-style="normal" style:text-underline-style="none" officeooo:rsid="009eadd2" style:font-style-asian="normal" style:font-style-complex="normal"/>
    </style:style>
    <style:style style:name="T83" style:family="text">
      <style:text-properties fo:font-style="normal" style:text-underline-style="none" officeooo:rsid="00a0697b" style:font-style-asian="normal" style:font-style-complex="normal"/>
    </style:style>
    <style:style style:name="T84" style:family="text">
      <style:text-properties fo:font-style="normal" style:text-underline-style="none" officeooo:rsid="00a0c275" style:font-style-asian="normal" style:font-style-complex="normal"/>
    </style:style>
    <style:style style:name="T85" style:family="text">
      <style:text-properties fo:font-style="normal" style:text-underline-style="none" officeooo:rsid="00a113e2" style:font-style-asian="normal" style:font-style-complex="normal"/>
    </style:style>
    <style:style style:name="T86" style:family="text">
      <style:text-properties fo:font-style="normal" style:text-underline-style="none" officeooo:rsid="00a30203" style:font-style-asian="normal" style:font-style-complex="normal"/>
    </style:style>
    <style:style style:name="T87" style:family="text">
      <style:text-properties fo:font-style="normal" style:text-underline-style="none" officeooo:rsid="00a3d2ff" style:font-style-asian="normal" style:font-style-complex="normal"/>
    </style:style>
    <style:style style:name="T88" style:family="text">
      <style:text-properties fo:font-style="normal" style:text-underline-style="none" officeooo:rsid="00a4fcc2" style:font-style-asian="normal" style:font-style-complex="normal"/>
    </style:style>
    <style:style style:name="T89" style:family="text">
      <style:text-properties fo:font-style="normal" style:text-underline-style="none" officeooo:rsid="00a5663c" style:font-style-asian="normal" style:font-style-complex="normal"/>
    </style:style>
    <style:style style:name="T90" style:family="text">
      <style:text-properties fo:font-style="normal" style:text-underline-style="none" officeooo:rsid="00a6e397" style:font-style-asian="normal" style:font-style-complex="normal"/>
    </style:style>
    <style:style style:name="T91" style:family="text">
      <style:text-properties fo:font-style="normal" style:text-underline-style="none" officeooo:rsid="00a87c8c" style:font-style-asian="normal" style:font-style-complex="normal"/>
    </style:style>
    <style:style style:name="T92" style:family="text">
      <style:text-properties fo:font-style="normal" style:text-underline-style="none" officeooo:rsid="00a955e4" style:font-style-asian="normal" style:font-style-complex="normal"/>
    </style:style>
    <style:style style:name="T93" style:family="text">
      <style:text-properties fo:font-style="normal" style:text-underline-style="none" officeooo:rsid="00a9f7ff" style:font-style-asian="normal" style:font-style-complex="normal"/>
    </style:style>
    <style:style style:name="T94" style:family="text">
      <style:text-properties fo:font-style="normal" style:text-underline-style="none" officeooo:rsid="00aa67cf" style:font-style-asian="normal" style:font-style-complex="normal"/>
    </style:style>
    <style:style style:name="T95" style:family="text">
      <style:text-properties fo:font-style="normal" style:text-underline-style="none" officeooo:rsid="00ab5446" style:font-style-asian="normal" style:font-style-complex="normal"/>
    </style:style>
    <style:style style:name="T96" style:family="text">
      <style:text-properties fo:font-style="normal" style:text-underline-style="none" officeooo:rsid="00ad748d" style:font-style-asian="normal" style:font-style-complex="normal"/>
    </style:style>
    <style:style style:name="T97" style:family="text">
      <style:text-properties fo:font-style="normal" style:text-underline-style="none" officeooo:rsid="00b01ef6" style:font-style-asian="normal" style:font-style-complex="normal"/>
    </style:style>
    <style:style style:name="T98" style:family="text">
      <style:text-properties fo:font-style="normal" style:text-underline-style="none" officeooo:rsid="00b238cc" style:font-style-asian="normal" style:font-style-complex="normal"/>
    </style:style>
    <style:style style:name="T99" style:family="text">
      <style:text-properties fo:font-style="normal" style:text-underline-style="none" officeooo:rsid="00b3fea6" style:font-style-asian="normal" style:font-style-complex="normal"/>
    </style:style>
    <style:style style:name="T100" style:family="text">
      <style:text-properties fo:font-style="normal" style:text-underline-style="none" officeooo:rsid="00b42171" style:font-style-asian="normal" style:font-style-complex="normal"/>
    </style:style>
    <style:style style:name="T101" style:family="text">
      <style:text-properties fo:font-style="normal" style:text-underline-style="none" officeooo:rsid="00b47482" style:font-style-asian="normal" style:font-style-complex="normal"/>
    </style:style>
    <style:style style:name="T102" style:family="text">
      <style:text-properties fo:font-style="normal" style:text-underline-style="none" officeooo:rsid="00b59bb8" style:font-style-asian="normal" style:font-style-complex="normal"/>
    </style:style>
    <style:style style:name="T103" style:family="text">
      <style:text-properties fo:font-style="normal" style:text-underline-style="none" officeooo:rsid="00b5d24d" style:font-style-asian="normal" style:font-style-complex="normal"/>
    </style:style>
    <style:style style:name="T104" style:family="text">
      <style:text-properties fo:font-style="normal" style:text-underline-style="none" officeooo:rsid="00b7704b" style:font-style-asian="normal" style:font-style-complex="normal"/>
    </style:style>
    <style:style style:name="T105" style:family="text">
      <style:text-properties fo:font-style="normal" style:text-underline-style="none" officeooo:rsid="00b8b766" style:font-style-asian="normal" style:font-style-complex="normal"/>
    </style:style>
    <style:style style:name="T106" style:family="text">
      <style:text-properties fo:font-style="normal" style:text-underline-style="none" officeooo:rsid="00ba1fc1" style:font-style-asian="normal" style:font-style-complex="normal"/>
    </style:style>
    <style:style style:name="T107" style:family="text">
      <style:text-properties fo:font-style="normal" style:text-underline-style="none" officeooo:rsid="00baaa80" style:font-style-asian="normal" style:font-style-complex="normal"/>
    </style:style>
    <style:style style:name="T108" style:family="text">
      <style:text-properties fo:font-style="normal" style:text-underline-style="none" officeooo:rsid="00bc6143" style:font-style-asian="normal" style:font-style-complex="normal"/>
    </style:style>
    <style:style style:name="T109" style:family="text">
      <style:text-properties fo:font-style="normal" style:text-underline-style="none" officeooo:rsid="00bf2168" style:font-style-asian="normal" style:font-style-complex="normal"/>
    </style:style>
    <style:style style:name="T110" style:family="text">
      <style:text-properties fo:font-style="normal" style:text-underline-style="none" officeooo:rsid="00bf2eec" style:font-style-asian="normal" style:font-style-complex="normal"/>
    </style:style>
    <style:style style:name="T111" style:family="text">
      <style:text-properties fo:font-style="normal" style:text-underline-style="none" officeooo:rsid="00c06ab8" style:font-style-asian="normal" style:font-style-complex="normal"/>
    </style:style>
    <style:style style:name="T112" style:family="text">
      <style:text-properties fo:font-style="normal" style:text-underline-style="none" officeooo:rsid="00c15f53" style:font-style-asian="normal" style:font-style-complex="normal"/>
    </style:style>
    <style:style style:name="T113" style:family="text">
      <style:text-properties fo:font-style="normal" style:text-underline-style="none" officeooo:rsid="00c323b9" style:font-style-asian="normal" style:font-style-complex="normal"/>
    </style:style>
    <style:style style:name="T114" style:family="text">
      <style:text-properties fo:font-style="normal" style:text-underline-style="none" officeooo:rsid="00c4b48e" style:font-style-asian="normal" style:font-style-complex="normal"/>
    </style:style>
    <style:style style:name="T115" style:family="text">
      <style:text-properties fo:font-style="normal" style:text-underline-style="none" officeooo:rsid="00c4d472" style:font-style-asian="normal" style:font-style-complex="normal"/>
    </style:style>
    <style:style style:name="T116" style:family="text">
      <style:text-properties fo:font-style="normal" style:text-underline-style="none" officeooo:rsid="00c6235b" style:font-style-asian="normal" style:font-style-complex="normal"/>
    </style:style>
    <style:style style:name="T117" style:family="text">
      <style:text-properties fo:font-style="normal" style:text-underline-style="none" officeooo:rsid="00c9f2ce" style:font-style-asian="normal" style:font-style-complex="normal"/>
    </style:style>
    <style:style style:name="T118" style:family="text">
      <style:text-properties fo:font-style="normal" style:text-underline-style="none" officeooo:rsid="00cc0909" style:font-style-asian="normal" style:font-style-complex="normal"/>
    </style:style>
    <style:style style:name="T119" style:family="text">
      <style:text-properties fo:font-style="normal" style:text-underline-style="none" officeooo:rsid="00ccd2fb" style:font-style-asian="normal" style:font-style-complex="normal"/>
    </style:style>
    <style:style style:name="T120" style:family="text">
      <style:text-properties fo:font-style="normal" style:text-underline-style="none" officeooo:rsid="00cd93b6" style:font-style-asian="normal" style:font-style-complex="normal"/>
    </style:style>
    <style:style style:name="T121" style:family="text">
      <style:text-properties fo:font-style="normal" style:text-underline-style="none" officeooo:rsid="01023ea2" style:font-style-asian="normal" style:font-style-complex="normal"/>
    </style:style>
    <style:style style:name="T122" style:family="text">
      <style:text-properties fo:font-style="normal" style:text-underline-style="none" officeooo:rsid="01054bd3" style:font-style-asian="normal" style:font-style-complex="normal"/>
    </style:style>
    <style:style style:name="T123" style:family="text">
      <style:text-properties fo:font-style="normal" style:text-underline-style="none" officeooo:rsid="0106f139" style:font-style-asian="normal" style:font-style-complex="normal"/>
    </style:style>
    <style:style style:name="T124" style:family="text">
      <style:text-properties fo:font-style="normal" style:text-underline-style="none" officeooo:rsid="0107baa0" style:font-style-asian="normal" style:font-style-complex="normal"/>
    </style:style>
    <style:style style:name="T125" style:family="text">
      <style:text-properties fo:font-style="normal" style:text-underline-style="none" officeooo:rsid="0107fccd" style:font-style-asian="normal" style:font-style-complex="normal"/>
    </style:style>
    <style:style style:name="T126" style:family="text">
      <style:text-properties fo:font-style="normal" style:text-underline-style="none" officeooo:rsid="0109ab9c" style:font-style-asian="normal" style:font-style-complex="normal"/>
    </style:style>
    <style:style style:name="T127" style:family="text">
      <style:text-properties fo:font-style="normal" style:text-underline-style="none" officeooo:rsid="0109b274" style:font-style-asian="normal" style:font-style-complex="normal"/>
    </style:style>
    <style:style style:name="T128" style:family="text">
      <style:text-properties fo:font-style="normal" style:text-underline-style="none" officeooo:rsid="010b72f7" style:font-style-asian="normal" style:font-style-complex="normal"/>
    </style:style>
    <style:style style:name="T129" style:family="text">
      <style:text-properties fo:font-style="normal" style:text-underline-style="none" officeooo:rsid="0116eaff" style:font-style-asian="normal" style:font-style-complex="normal"/>
    </style:style>
    <style:style style:name="T130" style:family="text">
      <style:text-properties fo:font-style="normal" style:text-underline-style="none" officeooo:rsid="01193fe7" style:font-style-asian="normal" style:font-style-complex="normal"/>
    </style:style>
    <style:style style:name="T131" style:family="text">
      <style:text-properties fo:font-style="normal" style:text-underline-style="none" officeooo:rsid="011ae75d" style:font-style-asian="normal" style:font-style-complex="normal"/>
    </style:style>
    <style:style style:name="T132" style:family="text">
      <style:text-properties fo:font-style="normal" style:text-underline-style="none" officeooo:rsid="011c36d5" style:font-style-asian="normal" style:font-style-complex="normal"/>
    </style:style>
    <style:style style:name="T133" style:family="text">
      <style:text-properties fo:font-style="normal" style:text-underline-style="none" officeooo:rsid="011c912b" style:font-style-asian="normal" style:font-style-complex="normal"/>
    </style:style>
    <style:style style:name="T134" style:family="text">
      <style:text-properties fo:font-style="normal" style:text-underline-style="none" officeooo:rsid="011f4232" style:font-style-asian="normal" style:font-style-complex="normal"/>
    </style:style>
    <style:style style:name="T135" style:family="text">
      <style:text-properties fo:font-style="normal" style:text-underline-style="none" officeooo:rsid="0120ce42" style:font-style-asian="normal" style:font-style-complex="normal"/>
    </style:style>
    <style:style style:name="T136" style:family="text">
      <style:text-properties fo:font-style="normal" style:text-underline-style="none" officeooo:rsid="01223ccb" style:font-style-asian="normal" style:font-style-complex="normal"/>
    </style:style>
    <style:style style:name="T137" style:family="text">
      <style:text-properties fo:font-style="normal" style:text-underline-style="none" officeooo:rsid="01224aeb" style:font-style-asian="normal" style:font-style-complex="normal"/>
    </style:style>
    <style:style style:name="T138" style:family="text">
      <style:text-properties fo:font-style="normal" style:text-underline-style="none" officeooo:rsid="0122fe24" style:font-style-asian="normal" style:font-style-complex="normal"/>
    </style:style>
    <style:style style:name="T139" style:family="text">
      <style:text-properties fo:font-style="normal" style:text-underline-style="none" officeooo:rsid="0124f6de" style:font-style-asian="normal" style:font-style-complex="normal"/>
    </style:style>
    <style:style style:name="T140" style:family="text">
      <style:text-properties fo:font-style="normal" style:text-underline-style="none" officeooo:rsid="0125889b" style:font-style-asian="normal" style:font-style-complex="normal"/>
    </style:style>
    <style:style style:name="T141" style:family="text">
      <style:text-properties fo:font-style="normal" style:text-underline-style="none" officeooo:rsid="012629c5" style:font-style-asian="normal" style:font-style-complex="normal"/>
    </style:style>
    <style:style style:name="T142" style:family="text">
      <style:text-properties fo:font-style="normal" style:text-underline-style="none" officeooo:rsid="01274e06" style:font-style-asian="normal" style:font-style-complex="normal"/>
    </style:style>
    <style:style style:name="T143" style:family="text">
      <style:text-properties fo:font-style="normal" style:text-underline-style="none" officeooo:rsid="01292024" style:font-style-asian="normal" style:font-style-complex="normal"/>
    </style:style>
    <style:style style:name="T144" style:family="text">
      <style:text-properties fo:font-style="normal" style:text-underline-style="none" officeooo:rsid="012a7fec" style:font-style-asian="normal" style:font-style-complex="normal"/>
    </style:style>
    <style:style style:name="T145" style:family="text">
      <style:text-properties fo:font-style="normal" style:text-underline-style="none" officeooo:rsid="012c812f" style:font-style-asian="normal" style:font-style-complex="normal"/>
    </style:style>
    <style:style style:name="T146" style:family="text">
      <style:text-properties fo:font-style="normal" style:text-underline-style="none" officeooo:rsid="012d2e07" style:font-style-asian="normal" style:font-style-complex="normal"/>
    </style:style>
    <style:style style:name="T147" style:family="text">
      <style:text-properties fo:font-style="normal" style:text-underline-style="none" officeooo:rsid="012d6413" style:font-style-asian="normal" style:font-style-complex="normal"/>
    </style:style>
    <style:style style:name="T148" style:family="text">
      <style:text-properties fo:font-style="normal" style:text-underline-style="none" officeooo:rsid="0132ac38" style:font-style-asian="normal" style:font-style-complex="normal"/>
    </style:style>
    <style:style style:name="T149" style:family="text">
      <style:text-properties fo:font-style="normal" style:text-underline-style="none" officeooo:rsid="0133511a" style:font-style-asian="normal" style:font-style-complex="normal"/>
    </style:style>
    <style:style style:name="T150" style:family="text">
      <style:text-properties fo:font-style="normal" style:text-underline-style="none" officeooo:rsid="01336a11" style:font-style-asian="normal" style:font-style-complex="normal"/>
    </style:style>
    <style:style style:name="T151" style:family="text">
      <style:text-properties fo:font-style="normal" style:text-underline-style="none" officeooo:rsid="01344650" style:font-style-asian="normal" style:font-style-complex="normal"/>
    </style:style>
    <style:style style:name="T152" style:family="text">
      <style:text-properties fo:font-style="normal" style:text-underline-style="none" officeooo:rsid="0135bd8e" style:font-style-asian="normal" style:font-style-complex="normal"/>
    </style:style>
    <style:style style:name="T153" style:family="text">
      <style:text-properties fo:font-style="normal" style:text-underline-style="none" officeooo:rsid="0137101d" style:font-style-asian="normal" style:font-style-complex="normal"/>
    </style:style>
    <style:style style:name="T154" style:family="text">
      <style:text-properties fo:font-style="normal" style:text-underline-style="none" officeooo:rsid="0137f549" style:font-style-asian="normal" style:font-style-complex="normal"/>
    </style:style>
    <style:style style:name="T155" style:family="text">
      <style:text-properties fo:font-style="normal" style:text-underline-style="none" officeooo:rsid="0139fca0" style:font-style-asian="normal" style:font-style-complex="normal"/>
    </style:style>
    <style:style style:name="T156" style:family="text">
      <style:text-properties fo:font-style="normal" style:text-underline-style="none" officeooo:rsid="013bf67d" style:font-style-asian="normal" style:font-style-complex="normal"/>
    </style:style>
    <style:style style:name="T157" style:family="text">
      <style:text-properties fo:font-style="normal" style:text-underline-style="none" officeooo:rsid="013c5b72" style:font-style-asian="normal" style:font-style-complex="normal"/>
    </style:style>
    <style:style style:name="T158" style:family="text">
      <style:text-properties fo:font-style="normal" style:text-underline-style="none" officeooo:rsid="013dcb52" style:font-style-asian="normal" style:font-style-complex="normal"/>
    </style:style>
    <style:style style:name="T159" style:family="text">
      <style:text-properties fo:font-style="normal" style:text-underline-style="none" officeooo:rsid="01418518" style:font-style-asian="normal" style:font-style-complex="normal"/>
    </style:style>
    <style:style style:name="T160" style:family="text">
      <style:text-properties fo:font-style="normal" style:text-underline-style="none" officeooo:rsid="0141f723" style:font-style-asian="normal" style:font-style-complex="normal"/>
    </style:style>
    <style:style style:name="T161" style:family="text">
      <style:text-properties fo:font-style="normal" style:text-underline-style="none" officeooo:rsid="01431104" style:font-style-asian="normal" style:font-style-complex="normal"/>
    </style:style>
    <style:style style:name="T162" style:family="text">
      <style:text-properties fo:font-style="normal" style:text-underline-style="none" officeooo:rsid="014996fa" style:font-style-asian="normal" style:font-style-complex="normal"/>
    </style:style>
    <style:style style:name="T163" style:family="text">
      <style:text-properties fo:font-style="normal" style:text-underline-style="none" officeooo:rsid="0149e007" style:font-style-asian="normal" style:font-style-complex="normal"/>
    </style:style>
    <style:style style:name="T164" style:family="text">
      <style:text-properties fo:font-style="normal" style:text-underline-style="none" officeooo:rsid="014b144c" style:font-style-asian="normal" style:font-style-complex="normal"/>
    </style:style>
    <style:style style:name="T165" style:family="text">
      <style:text-properties fo:font-style="normal" style:text-underline-style="none" officeooo:rsid="014c0018" style:font-style-asian="normal" style:font-style-complex="normal"/>
    </style:style>
    <style:style style:name="T166" style:family="text">
      <style:text-properties fo:font-style="normal" style:text-underline-style="none" officeooo:rsid="014db49b" style:font-style-asian="normal" style:font-style-complex="normal"/>
    </style:style>
    <style:style style:name="T167" style:family="text">
      <style:text-properties fo:font-style="normal" style:text-underline-style="none" officeooo:rsid="014de920" style:font-style-asian="normal" style:font-style-complex="normal"/>
    </style:style>
    <style:style style:name="T168" style:family="text">
      <style:text-properties fo:font-style="normal" style:text-underline-style="none" officeooo:rsid="014eca8d" style:font-style-asian="normal" style:font-style-complex="normal"/>
    </style:style>
    <style:style style:name="T169" style:family="text">
      <style:text-properties fo:font-style="normal" style:text-underline-style="none" officeooo:rsid="0151184e" style:font-style-asian="normal" style:font-style-complex="normal"/>
    </style:style>
    <style:style style:name="T170" style:family="text">
      <style:text-properties fo:font-style="normal" style:text-underline-style="none" officeooo:rsid="01529a8d" style:font-style-asian="normal" style:font-style-complex="normal"/>
    </style:style>
    <style:style style:name="T171" style:family="text">
      <style:text-properties fo:font-style="normal" style:text-underline-style="none" officeooo:rsid="0153b4a9" style:font-style-asian="normal" style:font-style-complex="normal"/>
    </style:style>
    <style:style style:name="T172" style:family="text">
      <style:text-properties fo:font-style="normal" style:text-underline-style="none" officeooo:rsid="0153b908" style:font-style-asian="normal" style:font-style-complex="normal"/>
    </style:style>
    <style:style style:name="T173" style:family="text">
      <style:text-properties fo:font-style="normal" style:text-underline-style="none" officeooo:rsid="01542719" style:font-style-asian="normal" style:font-style-complex="normal"/>
    </style:style>
    <style:style style:name="T174" style:family="text">
      <style:text-properties fo:font-style="normal" style:text-underline-style="none" officeooo:rsid="0156dc02" style:font-style-asian="normal" style:font-style-complex="normal"/>
    </style:style>
    <style:style style:name="T175" style:family="text">
      <style:text-properties fo:font-style="normal" style:text-underline-style="none" officeooo:rsid="01583ae1" style:font-style-asian="normal" style:font-style-complex="normal"/>
    </style:style>
    <style:style style:name="T176" style:family="text">
      <style:text-properties fo:font-style="normal" style:text-underline-style="none" officeooo:rsid="01584430" style:font-style-asian="normal" style:font-style-complex="normal"/>
    </style:style>
    <style:style style:name="T177" style:family="text">
      <style:text-properties fo:font-style="normal" style:text-underline-style="none" officeooo:rsid="0158ae03" style:font-style-asian="normal" style:font-style-complex="normal"/>
    </style:style>
    <style:style style:name="T178" style:family="text">
      <style:text-properties fo:font-style="normal" style:text-underline-style="none" officeooo:rsid="0159ed61" style:font-style-asian="normal" style:font-style-complex="normal"/>
    </style:style>
    <style:style style:name="T179" style:family="text">
      <style:text-properties fo:font-style="normal" style:text-underline-style="none" officeooo:rsid="015b1960" style:font-style-asian="normal" style:font-style-complex="normal"/>
    </style:style>
    <style:style style:name="T180" style:family="text">
      <style:text-properties fo:font-style="normal" style:text-underline-style="none" officeooo:rsid="015c3a49" style:font-style-asian="normal" style:font-style-complex="normal"/>
    </style:style>
    <style:style style:name="T181" style:family="text">
      <style:text-properties fo:font-style="normal" style:text-underline-style="none" officeooo:rsid="015c4abd" style:font-style-asian="normal" style:font-style-complex="normal"/>
    </style:style>
    <style:style style:name="T182" style:family="text">
      <style:text-properties fo:font-style="normal" style:text-underline-style="none" officeooo:rsid="015d6013" style:font-style-asian="normal" style:font-style-complex="normal"/>
    </style:style>
    <style:style style:name="T183" style:family="text">
      <style:text-properties fo:font-style="normal" style:text-underline-style="none" officeooo:rsid="0161c381" style:font-style-asian="normal" style:font-style-complex="normal"/>
    </style:style>
    <style:style style:name="T184" style:family="text">
      <style:text-properties fo:font-style="normal" style:text-underline-style="none" officeooo:rsid="0161cbc6" style:font-style-asian="normal" style:font-style-complex="normal"/>
    </style:style>
    <style:style style:name="T185" style:family="text">
      <style:text-properties fo:font-style="normal" style:text-underline-style="none" officeooo:rsid="01636f1d" style:font-style-asian="normal" style:font-style-complex="normal"/>
    </style:style>
    <style:style style:name="T186" style:family="text">
      <style:text-properties fo:font-style="normal" style:text-underline-style="none" officeooo:rsid="01665099" style:font-style-asian="normal" style:font-style-complex="normal"/>
    </style:style>
    <style:style style:name="T187" style:family="text">
      <style:text-properties fo:font-style="normal" style:text-underline-style="none" officeooo:rsid="01741321" style:font-style-asian="normal" style:font-style-complex="normal"/>
    </style:style>
    <style:style style:name="T188" style:family="text">
      <style:text-properties fo:font-style="normal" style:text-underline-style="none" officeooo:rsid="0175bac8" style:font-style-asian="normal" style:font-style-complex="normal"/>
    </style:style>
    <style:style style:name="T189" style:family="text">
      <style:text-properties fo:font-style="normal" style:text-underline-style="none" officeooo:rsid="01783907" style:font-style-asian="normal" style:font-style-complex="normal"/>
    </style:style>
    <style:style style:name="T190" style:family="text">
      <style:text-properties fo:font-style="normal" style:text-underline-style="none" officeooo:rsid="017a3f1e" style:font-style-asian="normal" style:font-style-complex="normal"/>
    </style:style>
    <style:style style:name="T191" style:family="text">
      <style:text-properties fo:font-style="normal" style:text-underline-style="none" officeooo:rsid="0182d570" style:font-style-asian="normal" style:font-style-complex="normal"/>
    </style:style>
    <style:style style:name="T192" style:family="text">
      <style:text-properties fo:font-style="normal" style:text-underline-style="none" officeooo:rsid="01840f52" style:font-style-asian="normal" style:font-style-complex="normal"/>
    </style:style>
    <style:style style:name="T193" style:family="text">
      <style:text-properties fo:font-style="normal" style:text-underline-style="none" officeooo:rsid="018600ef" style:font-style-asian="normal" style:font-style-complex="normal"/>
    </style:style>
    <style:style style:name="T194" style:family="text">
      <style:text-properties fo:font-style="normal" style:text-underline-style="none" officeooo:rsid="01875477" style:font-style-asian="normal" style:font-style-complex="normal"/>
    </style:style>
    <style:style style:name="T195" style:family="text">
      <style:text-properties fo:font-style="normal" style:text-underline-style="none" officeooo:rsid="01887e7d" style:font-style-asian="normal" style:font-style-complex="normal"/>
    </style:style>
    <style:style style:name="T196" style:family="text">
      <style:text-properties fo:font-style="normal" style:text-underline-style="none" officeooo:rsid="01891593" style:font-style-asian="normal" style:font-style-complex="normal"/>
    </style:style>
    <style:style style:name="T197" style:family="text">
      <style:text-properties fo:font-style="normal" style:text-underline-style="none" officeooo:rsid="018cff02" style:font-style-asian="normal" style:font-style-complex="normal"/>
    </style:style>
    <style:style style:name="T198" style:family="text">
      <style:text-properties fo:font-style="normal" style:text-underline-style="none" officeooo:rsid="018efaf9" style:font-style-asian="normal" style:font-style-complex="normal"/>
    </style:style>
    <style:style style:name="T199" style:family="text">
      <style:text-properties fo:font-style="normal" style:text-underline-style="none" officeooo:rsid="018f7937" style:font-style-asian="normal" style:font-style-complex="normal"/>
    </style:style>
    <style:style style:name="T200" style:family="text">
      <style:text-properties fo:font-style="normal" style:text-underline-style="none" officeooo:rsid="0192aa48" style:font-style-asian="normal" style:font-style-complex="normal"/>
    </style:style>
    <style:style style:name="T201" style:family="text">
      <style:text-properties fo:font-style="normal" style:text-underline-style="none" officeooo:rsid="0192e2d6" style:font-style-asian="normal" style:font-style-complex="normal"/>
    </style:style>
    <style:style style:name="T202" style:family="text">
      <style:text-properties fo:font-style="normal" style:text-underline-style="none" officeooo:rsid="0194cc28" style:font-style-asian="normal" style:font-style-complex="normal"/>
    </style:style>
    <style:style style:name="T203" style:family="text">
      <style:text-properties fo:font-style="normal" style:text-underline-style="none" officeooo:rsid="01956098" style:font-style-asian="normal" style:font-style-complex="normal"/>
    </style:style>
    <style:style style:name="T204" style:family="text">
      <style:text-properties fo:font-style="normal" style:text-underline-style="none" officeooo:rsid="01972917" style:font-style-asian="normal" style:font-style-complex="normal"/>
    </style:style>
    <style:style style:name="T205" style:family="text">
      <style:text-properties fo:font-style="normal" style:text-underline-style="none" officeooo:rsid="0197f95e" style:font-style-asian="normal" style:font-style-complex="normal"/>
    </style:style>
    <style:style style:name="T206" style:family="text">
      <style:text-properties fo:font-style="normal" style:text-underline-style="none" officeooo:rsid="01987d0f" style:font-style-asian="normal" style:font-style-complex="normal"/>
    </style:style>
    <style:style style:name="T207" style:family="text">
      <style:text-properties fo:font-style="normal" style:text-underline-style="none" officeooo:rsid="019972f8" style:font-style-asian="normal" style:font-style-complex="normal"/>
    </style:style>
    <style:style style:name="T208" style:family="text">
      <style:text-properties fo:font-style="normal" style:text-underline-style="none" officeooo:rsid="019b0796" style:font-style-asian="normal" style:font-style-complex="normal"/>
    </style:style>
    <style:style style:name="T209" style:family="text">
      <style:text-properties fo:font-style="normal" style:text-underline-style="none" officeooo:rsid="019ce192" style:font-style-asian="normal" style:font-style-complex="normal"/>
    </style:style>
    <style:style style:name="T210" style:family="text">
      <style:text-properties fo:font-style="normal" style:text-underline-style="none" officeooo:rsid="01a09ff9" style:font-style-asian="normal" style:font-style-complex="normal"/>
    </style:style>
    <style:style style:name="T211" style:family="text">
      <style:text-properties fo:font-style="normal" style:text-underline-style="none" officeooo:rsid="01a2293a" style:font-style-asian="normal" style:font-style-complex="normal"/>
    </style:style>
    <style:style style:name="T212" style:family="text">
      <style:text-properties fo:font-style="normal" style:text-underline-style="none" officeooo:rsid="01a34852" style:font-style-asian="normal" style:font-style-complex="normal"/>
    </style:style>
    <style:style style:name="T213" style:family="text">
      <style:text-properties fo:font-style="normal" style:text-underline-style="none" officeooo:rsid="01a348d1" style:font-style-asian="normal" style:font-style-complex="normal"/>
    </style:style>
    <style:style style:name="T214" style:family="text">
      <style:text-properties fo:font-style="normal" style:text-underline-style="none" officeooo:rsid="01a3d1c7" style:font-style-asian="normal" style:font-style-complex="normal"/>
    </style:style>
    <style:style style:name="T215" style:family="text">
      <style:text-properties fo:font-style="normal" style:text-underline-style="none" officeooo:rsid="01a3e87e" style:font-style-asian="normal" style:font-style-complex="normal"/>
    </style:style>
    <style:style style:name="T216" style:family="text">
      <style:text-properties fo:font-style="normal" style:text-underline-style="none" officeooo:rsid="01a5c3f8" style:font-style-asian="normal" style:font-style-complex="normal"/>
    </style:style>
    <style:style style:name="T217" style:family="text">
      <style:text-properties fo:font-style="normal" style:text-underline-style="none" officeooo:rsid="01a5f73d" style:font-style-asian="normal" style:font-style-complex="normal"/>
    </style:style>
    <style:style style:name="T218" style:family="text">
      <style:text-properties fo:font-style="normal" style:text-underline-style="none" officeooo:rsid="01a66261" style:font-style-asian="normal" style:font-style-complex="normal"/>
    </style:style>
    <style:style style:name="T219" style:family="text">
      <style:text-properties fo:font-style="normal" style:text-underline-style="none" officeooo:rsid="01a7bc6b" style:font-style-asian="normal" style:font-style-complex="normal"/>
    </style:style>
    <style:style style:name="T220" style:family="text">
      <style:text-properties fo:font-style="normal" style:text-underline-style="none" officeooo:rsid="01a986bc" style:font-style-asian="normal" style:font-style-complex="normal"/>
    </style:style>
    <style:style style:name="T221" style:family="text">
      <style:text-properties fo:font-style="normal" style:text-underline-style="none" officeooo:rsid="01aa2c32" style:font-style-asian="normal" style:font-style-complex="normal"/>
    </style:style>
    <style:style style:name="T222" style:family="text">
      <style:text-properties fo:font-style="normal" style:text-underline-style="none" officeooo:rsid="01c4e583" style:font-style-asian="normal" style:font-style-complex="normal"/>
    </style:style>
    <style:style style:name="T223" style:family="text">
      <style:text-properties fo:font-style="normal" style:text-underline-style="none" officeooo:rsid="01d327a8" style:font-style-asian="normal" style:font-style-complex="normal"/>
    </style:style>
    <style:style style:name="T224" style:family="text">
      <style:text-properties fo:font-style="normal" style:text-underline-style="none" officeooo:rsid="01d4cb3a" style:font-style-asian="normal" style:font-style-complex="normal"/>
    </style:style>
    <style:style style:name="T225" style:family="text">
      <style:text-properties fo:font-style="normal" style:text-underline-style="none" officeooo:rsid="01d595cb" style:font-style-asian="normal" style:font-style-complex="normal"/>
    </style:style>
    <style:style style:name="T226" style:family="text">
      <style:text-properties fo:font-style="normal" style:text-underline-style="none" officeooo:rsid="01eadce2" style:font-style-asian="normal" style:font-style-complex="normal"/>
    </style:style>
    <style:style style:name="T227" style:family="text">
      <style:text-properties fo:font-style="normal" style:text-underline-style="none" officeooo:rsid="004bc27c" style:font-size-asian="10.5pt" style:font-style-asian="normal" style:font-style-complex="normal"/>
    </style:style>
    <style:style style:name="T228" style:family="text">
      <style:text-properties fo:font-style="normal" style:text-underline-style="none" officeooo:rsid="00d53194" fo:background-color="transparent" loext:char-shading-value="0" style:font-style-asian="normal" style:font-style-complex="normal"/>
    </style:style>
    <style:style style:name="T229" style:family="text">
      <style:text-properties style:text-underline-style="none" officeooo:rsid="003de675"/>
    </style:style>
    <style:style style:name="T230" style:family="text">
      <style:text-properties style:text-underline-style="none" officeooo:rsid="0042cdfe"/>
    </style:style>
    <style:style style:name="T231" style:family="text">
      <style:text-properties style:text-underline-style="none" officeooo:rsid="01023ea2"/>
    </style:style>
    <style:style style:name="T232" style:family="text">
      <style:text-properties officeooo:rsid="00a30203"/>
    </style:style>
    <style:style style:name="T233" style:family="text">
      <style:text-properties officeooo:rsid="00d36454"/>
    </style:style>
    <style:style style:name="T234" style:family="text">
      <style:text-properties officeooo:rsid="00d625c4"/>
    </style:style>
    <style:style style:name="T235" style:family="text">
      <style:text-properties officeooo:rsid="00da18b8"/>
    </style:style>
    <style:style style:name="T236" style:family="text">
      <style:text-properties officeooo:rsid="00f2cc2b"/>
    </style:style>
    <style:style style:name="T237" style:family="text">
      <style:text-properties officeooo:rsid="00f5c8b2"/>
    </style:style>
    <style:style style:name="T238" style:family="text">
      <style:text-properties style:text-position="super 58%" fo:font-style="normal" style:text-underline-style="none" officeooo:rsid="00439e86" style:font-style-asian="normal" style:font-style-complex="normal"/>
    </style:style>
    <style:style style:name="T239" style:family="text">
      <style:text-properties style:text-position="super 58%" fo:font-style="normal" style:text-underline-style="none" officeooo:rsid="01336a11" style:font-style-asian="normal" style:font-style-complex="normal"/>
    </style:style>
    <style:style style:name="T240" style:family="text">
      <style:text-properties style:text-position="super 58%" fo:font-style="normal" style:text-underline-style="none" officeooo:rsid="01d327a8" style:font-style-asian="normal" style:font-style-complex="normal"/>
    </style:style>
    <style:style style:name="T241" style:family="text">
      <style:text-properties style:text-position="super 58%" fo:font-style="normal" style:text-underline-style="none" officeooo:rsid="01344650" style:font-style-asian="normal" style:font-style-complex="normal"/>
    </style:style>
    <style:style style:name="T242" style:family="text">
      <style:text-properties style:text-position="super 58%" fo:font-style="normal" style:text-underline-style="none" officeooo:rsid="01d595cb" style:font-style-asian="normal" style:font-style-complex="normal"/>
    </style:style>
    <style:style style:name="T243" style:family="text">
      <style:text-properties officeooo:rsid="003a22f7" fo:background-color="#ff3333" loext:char-shading-value="0"/>
    </style:style>
    <style:style style:name="T244" style:family="text">
      <style:text-properties officeooo:rsid="016e351b"/>
    </style:style>
    <style:style style:name="T245" style:family="text">
      <style:text-properties officeooo:rsid="017229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44">Надеждност</text:span> и <text:span text:style-name="T244">диагностика</text:span> на КС</text:p>
      <text:p text:style-name="P4"/>
      <text:p text:style-name="P3"><text:span text:style-name="T244">Надеждност</text:span> на К<text:span text:style-name="T236">С.</text:span> Кои са показатели. Какво зна<text:span text:style-name="T236">ч</text:span>и на<text:span text:style-name="T236">дежд</text:span>ност.</text:p>
      <text:p text:style-name="P4"/>
      <text:p text:style-name="P4"><text:tab/>Надеждността, това е свойството на обектите да изпълняват своите функции и да запазват експлоатационните си показатели за дадени граници <text:span text:style-name="T233">при определени условия за използване. 3 свойства:</text:span></text:p>
      <text:p text:style-name="P5">- безопасност;</text:p>
      <text:p text:style-name="P5">- ремонтопригодност;</text:p>
      <text:p text:style-name="P5">- <text:span text:style-name="T234">дълготрайност.</text:span></text:p>
      <text:p text:style-name="P6"/>
      <text:p text:style-name="P26"><text:tab/>Обектите да реализират своето пре<text:span text:style-name="T235">д</text:span>назначение по време на експлоатация. Един<text:span text:style-name="T1"> от начините да се определи надеждността на КС е да се установи вероятността за отказ на всеки техен отделен компонент. Работоспособността се изразява в състояние на обекта, в което той отговаря на всички изисквания да изпълнява своите функции и да запазва своите параметри и характеристики в допустими граници. Ремонтопригодността се свързва със свойството на обекта за възстановяване, посредствено откриване на изправностите и тяхното отстраняване. Дълготрайността се свързва със свойството на обектите да съхранява продължително своята работоспособност до разрушаване и до състояние предварително определено като гранично. Често надеждността се свързва с отказите. То е случайно събитие, което предизвиква пълна или частична загуба на работоспособност. Отказите могат да бъдат различни видове, както и да се класифицират по различни признаци. По характер на проява те се разделят на:</text:span></text:p>
      <text:p text:style-name="P26"><text:span text:style-name="T1">- внезапни;</text:span></text:p>
      <text:p text:style-name="P26"><text:span text:style-name="T1">- постепенни.</text:span></text:p>
      <text:p text:style-name="P26"/>
      <text:p text:style-name="P27"><text:span text:style-name="T1">Внезапните се проявяват в резултата на скокообразни изменения на основните параметри под въздействието на един или няколко случайни фактора, свързани с някои причини:</text:span></text:p>
      <text:p text:style-name="P27"><text:span text:style-name="T1">- грешки от страна на потребителите;</text:span></text:p>
      <text:p text:style-name="P27"><text:span text:style-name="T1">- неизправност в елементите;</text:span></text:p>
      <text:p text:style-name="P27"><text:span text:style-name="T1">- нарушаване на работните режими и условия на работа и др.</text:span></text:p>
      <text:p text:style-name="P27"/>
      <text:p text:style-name="P28"><text:span text:style-name="T1">Често внезапните откази се срещат като катастрофални. При постепенните откази се наблюдава плавно изменение на параметрите и излизане от допустимите граници на онези параметри, от които зависи качеството и правилното функциониране на устройството. Обикновено причина за тях са стареенето на елементите или износването на някой механизъм. Често тези откази се наричат параметрични. По продължителност на съществуване те се разделят на:</text:span></text:p>
      <text:p text:style-name="P28"><text:span text:style-name="T1">- постоянни;</text:span></text:p>
      <text:p text:style-name="P28"><text:span text:style-name="T1">- краткотрайни (временни откази).</text:span></text:p>
      <text:p text:style-name="P28"/>
      <text:p text:style-name="P29"><text:span text:style-name="T1">При постоянните устройството започва да функционира от един момент неправилно. Тези откази се наричат устойчиви и обикновено налагат ремонт или замяна на отказалия елемент. Краткотрайните могат самопроизволно да изчезват без намесата на потребителите. </text:span><text:soft-page-break/><text:span text:style-name="T1">Обикновено се свързват със случайни грешки. Могат да се дължат на колебания на напрежението, температурата, влажността или други смущения (временни откази). Внезапните и постепенните откази могат да се разглеждат като постоянни откази. По степен на влияние върху работоспособността се разделят на:</text:span></text:p>
      <text:p text:style-name="P29"><text:span text:style-name="T1">- пълни;</text:span></text:p>
      <text:p text:style-name="P29"><text:span text:style-name="T1">- частични.</text:span></text:p>
      <text:p text:style-name="P29"/>
      <text:p text:style-name="P29"><text:span text:style-name="T1">В зависимост от други откази:</text:span></text:p>
      <text:p text:style-name="P29"><text:span text:style-name="T1">- независими;</text:span></text:p>
      <text:p text:style-name="P30"><text:span text:style-name="T1">- зависими.</text:span></text:p>
      <text:p text:style-name="P30"/>
      <text:p text:style-name="P30"><text:span text:style-name="T1">Ако отказът не е предизвикан от друго устройство или отказ той се разглежда като независимо събитие. Ако е отказ в следствие на друг елемент той се разглежда като зависим отказ.</text:span></text:p>
      <text:p text:style-name="P7"/>
      <text:p text:style-name="P7"/>
      <text:p text:style-name="P6"/>
      <text:p text:style-name="P3"><text:span text:style-name="T232">1. </text:span>Характеристики на надеждността</text:p>
      <text:p text:style-name="P8"/>
      <text:p text:style-name="P31"><text:tab/>Х<text:span text:style-name="T237">арактеристиките на надеждност </text:span>мога<text:span text:style-name="T237">т</text:span> да се разделят на две групи:</text:p>
      <text:p text:style-name="P31">- характеристики на надеждността на невъзстанов<text:span text:style-name="T245">яе</text:span>ми;</text:p>
      <text:p text:style-name="P31">- <text:span text:style-name="T237">характеристики на надеждността на </text:span>възстановяеми.</text:p>
      <text:p text:style-name="P31"/>
      <text:p text:style-name="P32"><text:span text:style-name="T2">Характеристиките на надеждност на невъзстановяемите не допускат ремонт. Обикновено това са устройства с еднократно действие, а също и устройства и с многократно действие, които са компютри за управление на обекти в реално време. Характеристиките на надеждност на възстановяемите са тези устройства, които в процеса на изпълнение допускат ремонт. Ако настъпят проблеми могат да бъдат отстранени и тези устройства да продължат да изпълняват своите функции. Надеждността на КС може да се разглежда на различни нива в зависимост от това с какво е свързано. Например структурната надеждност се базира на надеждността на всеки от компонентите, които изграждат структурата на </text:span><text:span text:style-name="T243">………………</text:span><text:span text:style-name="T2">. Много често обектите се представят със своята структура , в която елементите са свързани последователно или паралелно, или комбинация от тях и се изследва надеждността като се функция на надеждностите на отделните елементи и връзки между тях.</text:span><text:span text:style-name="T229"> </text:span><text:span text:style-name="T230">Много често това се представ</text:span><text:span text:style-name="T231">я</text:span><text:span text:style-name="T230"> като</text:span><text:span text:style-name="T3"> </text:span><text:span text:style-name="T11">логически ф</text:span><text:span text:style-name="T121">ункции</text:span><text:span text:style-name="T11"> </text:span><text:span text:style-name="T12">и състоянието на </text:span><text:span text:style-name="T13">i</text:span><text:span text:style-name="T238">-тия</text:span><text:span text:style-name="T12"> елемент се приема за променлива чиято стойност е 1</text:span><text:span text:style-name="T238">-ца</text:span><text:span text:style-name="T12">, ако елементът е </text:span><text:span text:style-name="T122">из</text:span><text:span text:style-name="T12">пр</text:span><text:span text:style-name="T122">авен</text:span><text:span text:style-name="T12"> и ако не е изправен – 0. </text:span><text:span text:style-name="T13">При това се разглежда общия брой </text:span><text:span text:style-name="T123">н</text:span><text:span text:style-name="T13">а състоянията на у</text:span><text:span text:style-name="T124">стройст</text:span><text:span text:style-name="T13">вото, ко</text:span><text:span text:style-name="T125">йт</text:span><text:span text:style-name="T13">о е равен на 2 пъти степен n където n е броя на елементите. </text:span><text:span text:style-name="T14">Така може да се определи вероятността за безотказна работа </text:span><text:span text:style-name="T15">на самото у</text:span><text:span text:style-name="T126">стройство</text:span><text:span text:style-name="T15"> или система. </text:span><text:span text:style-name="T16">Отказите могат да бъдат и в следствие на външни влияния или грешки при проектиране. </text:span><text:span text:style-name="T17">Вторите се наричат дефекти </text:span><text:span text:style-name="T18">и те могат да се разделят на 2 класа:</text:span></text:p>
      <text:p text:style-name="P32"><text:span text:style-name="T18">- </text:span><text:span text:style-name="T126">Първият</text:span><text:span text:style-name="T18"> клас се п</text:span><text:span text:style-name="T126">о</text:span><text:span text:style-name="T18">лучава когато се използват елементи извън номиналните им стойности. Възмо</text:span><text:span text:style-name="T127">ж</text:span><text:span text:style-name="T18">но е да се елиминира чрез внимателен дизайнерски подбор на документите.</text:span></text:p>
      <text:p text:style-name="P32"><text:span text:style-name="T18">- </text:span><text:span text:style-name="T127">Втория</text:span><text:span text:style-name="T19"> клас е свързан с големи интегрални схеми, най-често цифрови. </text:span><text:span text:style-name="T128">Д</text:span><text:span text:style-name="T19">ължи </text:span><text:span text:style-name="T128">се на това,</text:span><text:span text:style-name="T19"> че дизайна на всеки елемент е взел предвид всяко логическо обстоятелство, което може да </text:span><text:span text:style-name="T227">настъпи</text:span><text:span text:style-name="T19"> в процеса на работа.</text:span></text:p>
      <text:p text:style-name="P9"/>
      <text:h text:style-name="P43" text:outline-level="1"><text:soft-page-break/><text:span text:style-name="T86">2. </text:span><text:span text:style-name="T19">О</text:span><text:span text:style-name="T10">тказоустойчивост на КС</text:span></text:h>
      <text:p text:style-name="P13"/>
      <text:p text:style-name="P33"><text:span text:style-name="T10"><text:tab/>Отказоустойчивостта на КС се разглежда и използва за повишаване </text:span><text:span text:style-name="T23">надеждността</text:span><text:span text:style-name="T10"> на същите. </text:span><text:span text:style-name="T20">Тя се свързва със сво</text:span><text:span text:style-name="T129">й</text:span><text:span text:style-name="T20">ството на архитектурата, което позволява на потребителите и на пр</text:span><text:span text:style-name="T130">и</text:span><text:span text:style-name="T20">ложния софтуер да продължи работата </text:span><text:span text:style-name="T21">с К</text:span><text:span text:style-name="T22">С дори когато в апаратните ресурси възникват откази. </text:span><text:span text:style-name="T24">По начина на реализация о</text:span><text:span text:style-name="T10">тказоустойчивостта</text:span><text:span text:style-name="T24"> се дели на:<text:line-break/>- пасивна;<text:line-break/>- активна.</text:span></text:p>
      <text:p text:style-name="P34"><text:span text:style-name="T25">Активната се базира на 3 елемента </text:span><text:span text:style-name="T131">(</text:span><text:span text:style-name="T25">процеса</text:span><text:span text:style-name="T131">):</text:span></text:p>
      <text:p text:style-name="P34"><text:span text:style-name="T131">-</text:span><text:span text:style-name="T25"> откриване на отказа;<text:line-break/>- локализация на отказа;</text:span></text:p>
      <text:p text:style-name="P35"><text:span text:style-name="T25">- реконфигурация.</text:span></text:p>
      <text:p text:style-name="P35"><text:span text:style-name="T26">Отказите се </text:span><text:span text:style-name="T188">откриват</text:span><text:span text:style-name="T26"> със средства </text:span><text:span text:style-name="T187">за</text:span><text:span text:style-name="T26"> </text:span><text:span text:style-name="T188">откриване</text:span><text:span text:style-name="T26"> на контрол, с</text:span><text:span text:style-name="T132">р</text:span><text:span text:style-name="T26">едства </text:span><text:span text:style-name="T132">за</text:span><text:span text:style-name="T26"> диагностика и се </text:span><text:span text:style-name="T132">отстраняват</text:span><text:span text:style-name="T26"> чре</text:span><text:span text:style-name="T132">з</text:span><text:span text:style-name="T26"> преконф</text:span><text:span text:style-name="T133">игурация</text:span><text:span text:style-name="T26"> на системата. </text:span><text:span text:style-name="T27">Пасивната </text:span><text:span text:style-name="T24">о</text:span><text:span text:style-name="T10">тказоустойчивост </text:span><text:span text:style-name="T28">се свързва с това, че системата не губи своите функционални с</text:span><text:span text:style-name="T29">войст</text:span><text:span text:style-name="T28">ва при отказа на отделни нейни елементи, тъй като отказът се маркира от въведения структурен излишък. </text:span><text:span text:style-name="T30">Използването на излишък гарантира по-голяма надеждност </text:span><text:span text:style-name="T31">и обикновено пасивната отказоустойчивост </text:span><text:span text:style-name="T32">се гарантира с този излишък. </text:span><text:span text:style-name="T33">Той гарантира определени запаси и резерви в системата. </text:span><text:span text:style-name="T34">Самият излишък може да бъде различни видове, да се разгледа като параметричен </text:span><text:span text:style-name="T134">(в</text:span><text:span text:style-name="T34">ременен, алгоритмичен, структурен, апаратен</text:span><text:span text:style-name="T134">).</text:span><text:span text:style-name="T34"> </text:span><text:span text:style-name="T35">Параметрични</text:span><text:span text:style-name="T135">я</text:span><text:span text:style-name="T35">т излишък се изразява в облекчен режим </text:span><text:span text:style-name="T36">на </text:span><text:span text:style-name="T35">работа на елементите на системата. </text:span><text:span text:style-name="T37">Временният излишък се състои в наличието на допълнително време за експлоатация, за да може при възникване на грешки </text:span><text:span text:style-name="T38">времето да е дост</text:span><text:span text:style-name="T39">ат</text:span><text:span text:style-name="T38">ъчно </text:span><text:span text:style-name="T136">за </text:span><text:span text:style-name="T38">да се отстранят. </text:span><text:span text:style-name="T40">Алгоритмичният излишък се свежд</text:span><text:span text:style-name="T137">а</text:span><text:span text:style-name="T40"> до използването на такива алгоритми, които осигуряват задоволителни резултати в случаи на грешки в процеса на изчисления. </text:span><text:span text:style-name="T41">Структ</text:span><text:span text:style-name="T44">урният</text:span><text:span text:style-name="T41"> излиш</text:span><text:span text:style-name="T44">ък</text:span><text:span text:style-name="T41"> е най-ефективният излишък. Той се изразява в наличието на допълнителни елементи, </text:span><text:span text:style-name="T138">с</text:span><text:span text:style-name="T41">тр</text:span><text:span text:style-name="T42">укт</text:span><text:span text:style-name="T41">урата на КС предназначени за замяна на отказалите елементи или у</text:span><text:span text:style-name="T43">стройст</text:span><text:span text:style-name="T41">ва.</text:span></text:p>
      <text:p text:style-name="P14"/>
      <text:h text:style-name="P43" text:outline-level="1"><text:span text:style-name="T86">3. </text:span><text:span text:style-name="T41">Х</text:span><text:span text:style-name="T10">арактеристики на надеждността</text:span></text:h>
      <text:p text:style-name="P13"/>
      <text:p text:style-name="P17"><text:span text:style-name="T10"><text:tab/>Характеристиките на надеждността се определят по </text:span><text:span text:style-name="T139">с</text:span><text:span text:style-name="T10">ледните критерии:</text:span></text:p>
      <text:p text:style-name="P18"><text:span text:style-name="T10">- брой на отказите д</text:span><text:span text:style-name="T139">о</text:span><text:span text:style-name="T10"> определено време;</text:span></text:p>
      <text:p text:style-name="P18"><text:span text:style-name="T45">- чистота на отказите </text:span><text:span text:style-name="T46">за определено време;</text:span></text:p>
      <text:p text:style-name="P18"><text:span text:style-name="T46">- </text:span><text:span text:style-name="T47">средно време между два отказа</text:span><text:span text:style-name="T140">;</text:span></text:p>
      <text:p text:style-name="P18"><text:soft-page-break/><text:span text:style-name="T47">- </text:span><text:span text:style-name="T48">дисперсия на отказите;</text:span></text:p>
      <text:p text:style-name="P18"><text:span text:style-name="T48">- </text:span><text:span text:style-name="T49">процентно съотношение на видовете откази за определено време.</text:span></text:p>
      <text:p text:style-name="P19"><text:span text:style-name="T49"><text:tab/></text:span><text:span text:style-name="T50">Всеки от тези критерии се изразява с идентична функция </text:span><text:span text:style-name="T51">и след определени </text:span><text:span text:style-name="T141">изчисления</text:span><text:span text:style-name="T51"> се получават числови стойности, които служат за основа за определяне на надеждността на КС. </text:span><text:span text:style-name="T52">Комплексната надеждност на КС може да се пресметне на базата на надеж</text:span><text:span text:style-name="T189">д</text:span><text:span text:style-name="T52">ност</text:span><text:span text:style-name="T189">ите </text:span><text:span text:style-name="T52">на отделните </text:span><text:span text:style-name="T222">ѝ</text:span><text:span text:style-name="T52"> компоненти </text:span><text:span text:style-name="T53">и на връзките между тях. </text:span><text:span text:style-name="T54">Понякога се определя и точност при изчисляване на надеждността. Т</text:span><text:span text:style-name="T142">я</text:span><text:span text:style-name="T54"> се дефинира </text:span><text:span text:style-name="T55">к</text:span><text:span text:style-name="T54">ато в</text:span><text:span text:style-name="T143">е</text:span><text:span text:style-name="T54">роятност, че системата ще функционира нормално през целия период на експлоатация. </text:span><text:span text:style-name="T56">Изчислява се като отношения на общото време на работа на системата </text:span><text:span text:style-name="T143">(времето</text:span><text:span text:style-name="T56">, през която тя се използва</text:span><text:span text:style-name="T143">)</text:span><text:span text:style-name="T56"> към общия период за разглеждане. </text:span><text:span text:style-name="T57">Ако системата съдържа </text:span><text:span text:style-name="T4">n</text:span><text:span text:style-name="T57"> на брой елементи, за всеки от които е </text:span><text:span text:style-name="T144">определен</text:span><text:span text:style-name="T57"> размер на повредата, </text:span><text:span text:style-name="T58">то размера на повредата на системата може да се дефинира </text:span><text:span text:style-name="T59">като сума от произведение. </text:span><text:span text:style-name="T190">Повредата</text:span><text:span text:style-name="T60"> </text:span><text:span text:style-name="T190">н</text:span><text:span text:style-name="T60">а КС = Е от 1 до m се изменя ni * ki, </text:span><text:span text:style-name="T61">където </text:span><text:span text:style-name="T5">m</text:span><text:span text:style-name="T61"> е броя на елементите, </text:span><text:span text:style-name="T6">ki</text:span><text:span text:style-name="T62"> е коеф</text:span><text:span text:style-name="T145">ициент,</text:span><text:span text:style-name="T62"> свързан с повредата на отделните елементи, </text:span><text:span text:style-name="T63">а </text:span><text:span text:style-name="T7">np</text:span><text:span text:style-name="T63"> е вероятнос</text:span><text:span text:style-name="T146">т</text:span><text:span text:style-name="T63">та з</text:span><text:span text:style-name="T146">а </text:span><text:span text:style-name="T63">възникването на тази повреда. </text:span><text:span text:style-name="T64">Така се получава точността, ако елементите са свързани последователно. </text:span><text:span text:style-name="T65">Ако отделните елем</text:span><text:span text:style-name="T147">енти</text:span><text:span text:style-name="T65"> са свързани паралелно </text:span><text:span text:style-name="T66">системната надеждност се получава по друга зависимост, </text:span><text:span text:style-name="T67">а именно </text:span><text:span text:style-name="T68">тя е равна на 1 - надеждността на всеки елемент повдигната на степен </text:span><text:span text:style-name="T8">n</text:span><text:span text:style-name="T68">, където </text:span><text:span text:style-name="T8">n</text:span><text:span text:style-name="T68"> е броя на системите свързани паралелно и за които е определена надеждността. </text:span><text:span text:style-name="T69">Вероятността за откази може да се изчислява на базата на теория на вероятностите като КС </text:span><text:span text:style-name="T70">се опишат с вероятности аналитични модели. </text:span><text:span text:style-name="T71">Може да си използват Марковски вериги и процеси и така изчислена надеждността се нарича надеждност по модел на Марков. </text:span><text:span text:style-name="T72">Той позволява КС да се представи като преходно състояние и системно състояние. </text:span><text:span text:style-name="T73">Необходимо е да се определят и коефициентите на вероятност за различните откази на отделните елементи изграждащи с</text:span><text:span text:style-name="T84">и</text:span><text:span text:style-name="T73">стемата. </text:span><text:span text:style-name="T74">Моделът позволява да се о</text:span><text:span text:style-name="T78">т</text:span><text:span text:style-name="T74">чете всяка възможност </text:span><text:span text:style-name="T75">кога и къде може да настъпи отказ. </text:span><text:span text:style-name="T76">Той не отразява каква е вероятността за </text:span><text:span text:style-name="T228">ремонтопригодност</text:span><text:span text:style-name="T76">, но с допълнителни </text:span><text:span text:style-name="T77">описания може и това да се направи. </text:span><text:span text:style-name="T79">С такива модели може да се изследва надеждността на софтуера, който да се разглежда като комбинация от надеждността на приложния и с</text:span><text:span text:style-name="T85">ис</text:span><text:span text:style-name="T79">темния софтуер.</text:span></text:p>
      <text:p text:style-name="P15"/>
      <text:h text:style-name="P43" text:outline-level="1"><text:span text:style-name="T79">4. </text:span><text:span text:style-name="T10">Диагностика на КС</text:span></text:h>
      <text:p text:style-name="P13"/>
      <text:p text:style-name="P10"><text:span text:style-name="T10">Диагностиката на КС има за цел да определи какво е състоянието на си</text:span><text:span text:style-name="T83">с</text:span><text:span text:style-name="T10">темата в даден момент както и да открие </text:span><text:span text:style-name="T80">к</text:span><text:span text:style-name="T81">аква е повредата в КС, </text:span><text:span text:style-name="T82">за да може да се вземе решение как да се отстрани. </text:span><text:span text:style-name="T87">Като процес <text:s/></text:span><text:span text:style-name="T88">тя включва няколко последователни стъпки </text:span><text:span text:style-name="T89">и те са следните:<text:line-break/>- </text:span><text:span text:style-name="T90">събиране на информация за проблема </text:span><text:span text:style-name="T191">свързана</text:span><text:span text:style-name="T91"> със състоянието на </text:span><text:span text:style-name="T191">системата</text:span><text:span text:style-name="T91">;<text:line-break/>- </text:span><text:span text:style-name="T92">определяне на причината за това състояние;<text:line-break/>- </text:span><text:span text:style-name="T93">вземане на решения за отстраняване;<text:line-break/></text:span><text:soft-page-break/><text:span text:style-name="T93">- прилагане на това решение;<text:line-break/>- проверка на резултатите.</text:span></text:p>
      <text:p text:style-name="P11"><text:span text:style-name="T94"><text:tab/></text:span><text:span text:style-name="T96">А</text:span><text:span text:style-name="T94">ко резултатите са задоволителни, се описва как е реализирано </text:span><text:span text:style-name="T95">начинът за </text:span><text:span text:style-name="T94">отстраняване на повредата.</text:span></text:p>
      <text:p text:style-name="P16"><text:tab/>Ако резултатите не са задоволителни, се преминава към стъпка 1.</text:p>
      <text:p text:style-name="P12"><text:span text:style-name="T97">Най-важният етап от този процес е събирането на информация. </text:span><text:span text:style-name="T98">Актуалната и точна информация би позволила за взимането на правилно и точно решение. </text:span><text:span text:style-name="T99">Важен е също така и етапът свързан с документиране на решението, тъй като то</text:span><text:span text:style-name="T100">й</text:span><text:span text:style-name="T99"> позволява </text:span><text:span text:style-name="T100">да се </text:span><text:span text:style-name="T101">добавят знания </text:span><text:span text:style-name="T102">както и опита </text:span><text:span text:style-name="T192">да</text:span><text:span text:style-name="T103"> се предаде като знания </text:span><text:span text:style-name="T104">и да се използват в бъдещата работа. </text:span><text:span text:style-name="T105">Също така е възможно на </text:span><text:span text:style-name="T193">базата</text:span><text:span text:style-name="T105"> </text:span><text:span text:style-name="T193">н</text:span><text:span text:style-name="T105">а натрупаната информация </text:span><text:span text:style-name="T106">да се изграждат база от знания </text:span><text:span text:style-name="T107">и системи </text:span><text:span text:style-name="T193">базирани</text:span><text:span text:style-name="T107"> на тях</text:span><text:span text:style-name="T108"> с цел бързо намиране на решения на </text:span><text:span text:style-name="T193">базата</text:span><text:span text:style-name="T108"> на </text:span><text:span text:style-name="T193">натрупания</text:span><text:span text:style-name="T108"> опит, най-често чрез евристика.</text:span></text:p>
      <text:p text:style-name="P36"><text:span text:style-name="T108">В </text:span><text:span text:style-name="T193">зависимост</text:span><text:span text:style-name="T10"> от това с какви средства е реализирана диагностиката тя се разделя на:<text:line-break/></text:span><text:span text:style-name="T194">- хардуерна;<text:line-break/>-</text:span><text:span text:style-name="T10"> софтуерна.</text:span></text:p>
      <text:p text:style-name="P37"><text:span text:style-name="T10"><text:line-break/></text:span><text:span text:style-name="T109">Софтуерната се </text:span><text:span text:style-name="T194">реализира</text:span><text:span text:style-name="T109"> </text:span><text:span text:style-name="T194">чрез</text:span><text:span text:style-name="T109"> диагностичен софтуер. Той </text:span><text:span text:style-name="T195">обикновено</text:span><text:span text:style-name="T109"> е </text:span><text:span text:style-name="T195">включен</text:span><text:span text:style-name="T109"> към ОС </text:span><text:span text:style-name="T110">и</text:span><text:span text:style-name="T112">ли</text:span><text:span text:style-name="T110"> е интегриран в хардуера, </text:span><text:span text:style-name="T196">или</text:span><text:span text:style-name="T111"> е под </text:span><text:span text:style-name="T196">формата</text:span><text:span text:style-name="T111"> на отделни софтуерни продукти. </text:span><text:span text:style-name="T112">Това е софтуерът, който помага на </text:span><text:span text:style-name="T119">потребителите</text:span><text:span text:style-name="T112"> да идентифицира проблеми</text:span><text:span text:style-name="T120">т</text:span><text:span text:style-name="T112">е, възникнали в КС или в някой от техните елементи. </text:span><text:span text:style-name="T113">В зависимост от това за какво е предназначен диагностичният софтуер може да се раздели на типове </text:span><text:span text:style-name="T114">и те са:<text:line-break/>- </text:span><text:span text:style-name="T197">тестване</text:span><text:span text:style-name="T114"> на си</text:span><text:span text:style-name="T118">с</text:span><text:span text:style-name="T114">темата </text:span><text:span text:style-name="T198">(</text:span><text:span text:style-name="T114">пос</text:span><text:span text:style-name="T197">т</text:span><text:span text:style-name="T114">процедура</text:span><text:span text:style-name="T198">);<text:line-break/></text:span><text:span text:style-name="T114">- </text:span><text:span text:style-name="T115">диагностичен софтуер от производителя;<text:line-break/>- диагностичен </text:span><text:span text:style-name="T116">софтуер за периферните устройства;<text:line-break/>- </text:span><text:span text:style-name="T115">диагностичен </text:span><text:span text:style-name="T117">софтуер на ОС;<text:line-break/>- комерсиален </text:span><text:span text:style-name="T115">диагностичен </text:span><text:span text:style-name="T117">софтуер – софтуер с общо предназначение и обикновено се използва като допълнение на останалите <text:s/></text:span><text:span text:style-name="T115">диагностич</text:span><text:span text:style-name="T117">ни програми с цел формиране на пълен набор от инструменти за диагностика.</text:span></text:p>
      <text:p text:style-name="P20"><text:span text:style-name="T117"/></text:p>
      <text:p text:style-name="P20"><text:span text:style-name="T117">а</text:span><text:span text:style-name="T10">) самотестване и превключване – </text:span><text:span text:style-name="T148">тестват се компонентите </text:span><text:span text:style-name="T149">за откриване на фатални грешки. </text:span><text:span text:style-name="T150">Съобщенията, които се правят са аудио кодове, 16</text:span><text:span text:style-name="T239">-</text:span><text:span text:style-name="T240">тични</text:span><text:span text:style-name="T223"> </text:span><text:span text:style-name="T224">ц</text:span><text:span text:style-name="T150">ифрови кодове и текстови съобщения на екрана. Обикновено</text:span><text:span text:style-name="T151"> аудио кодовете се използват за фаталните грешки, 16</text:span><text:span text:style-name="T241">-</text:span><text:span text:style-name="T242">тичните</text:span><text:span text:style-name="T225"> </text:span><text:span text:style-name="T151">кодове за проблеми с паметта.</text:span></text:p>
      <text:p text:style-name="P22"><text:span text:style-name="T151">б</text:span><text:span text:style-name="T10">) </text:span><text:span text:style-name="T152">хардуерна диагностика – </text:span><text:span text:style-name="T200">обикновено</text:span><text:span text:style-name="T153"> диагности</text:span><text:span text:style-name="T200">ч</text:span><text:span text:style-name="T153">ни</text:span><text:span text:style-name="T200">я</text:span><text:span text:style-name="T153">т софтуер е вкл</text:span><text:span text:style-name="T201">ю</text:span><text:span text:style-name="T153">ч</text:span><text:span text:style-name="T201">е</text:span><text:span text:style-name="T153">н в самия хардуер или включен на отделен преносим носител, доставен с хардуера </text:span><text:span text:style-name="T154">или се продава като отделен </text:span><text:span text:style-name="T202">продукт</text:span><text:span text:style-name="T154">. </text:span><text:span text:style-name="T203">Използва</text:span><text:span text:style-name="T155"> се диагностика за мрежовия </text:span><text:span text:style-name="T204">интерфейс</text:span><text:span text:style-name="T155">, за </text:span><text:span text:style-name="T204">диагностика</text:span><text:span text:style-name="T155"> на адаптерите както и за </text:span><text:span text:style-name="T204">диагностика</text:span><text:span text:style-name="T155"> на всяко от хардуерните у</text:span><text:span text:style-name="T206">стройст</text:span><text:span text:style-name="T155">ва. </text:span><text:span text:style-name="T156">Диагностиката на </text:span><text:span text:style-name="T206">мрежовия</text:span><text:span text:style-name="T156"> </text:span><text:soft-page-break/><text:span text:style-name="T156">интерфейс включва достъп до регистрите, теза за възможност за </text:span><text:span text:style-name="T206">конфигуриране</text:span><text:span text:style-name="T156"> на EEPROM, тест за на кодера/декодера, </text:span><text:span text:style-name="T157">тест за </text:span><text:span text:style-name="T206">обмяна</text:span><text:span text:style-name="T157"> на ехо. </text:span><text:span text:style-name="T158">Той не е интегриран в хардуера, а е като отделна програма и </text:span><text:span text:style-name="T206">понякога</text:span><text:span text:style-name="T158"> може да се вземе от сайта на съответния производител.</text:span></text:p>
      <text:p text:style-name="P21"><text:span text:style-name="T158">в</text:span><text:span text:style-name="T10">) програми за </text:span><text:span text:style-name="T205">диагностика</text:span><text:span text:style-name="T10"> с общо предназначение – обикновено диагн</text:span><text:span text:style-name="T207">остичния</text:span><text:span text:style-name="T10"> софт</text:span><text:span text:style-name="T207">уер </text:span><text:span text:style-name="T10">от този тип е комерсиален. Използва се за тестове на нови системи, както и за съществуващи системи, </text:span><text:span text:style-name="T159">при които има проблеми. Обикновено</text:span><text:span text:style-name="T160"> включва тестове на всички компоненти, но съществува софтуер, който може да тества отделни компоненти, за които е предназначен. </text:span><text:span text:style-name="T208">Информация</text:span><text:span text:style-name="T161"> за тези програми може да се вземе от </text:span><text:span text:style-name="T209">са</text:span><text:span text:style-name="T161">йта на компаниите, които ги създават.</text:span></text:p>
      <text:h text:style-name="Heading_20_1" text:outline-level="1"><text:span text:style-name="T161">5. </text:span><text:span text:style-name="T10">Превантивна </text:span><text:span text:style-name="T210">поддръжка</text:span><text:span text:style-name="T10"> на КС</text:span></text:h>
      <text:p text:style-name="P23"/>
      <text:p text:style-name="P39"><text:span text:style-name="T10"><text:tab/>Целта на превантивната поддръжка е да осигури безотказна работа на същите за </text:span><text:span text:style-name="T211">по-дълг</text:span><text:span text:style-name="T10"> период от </text:span><text:span text:style-name="T211">време.</text:span><text:span text:style-name="T10"> </text:span><text:span text:style-name="T162">Тя се реализира с процедури, които от своя страна се разделят на 2 групи:<text:line-break/>- активни;<text:line-break/>- пасивни.</text:span></text:p>
      <text:p text:style-name="P40"><text:span text:style-name="T163">Активните процедури вкл</text:span><text:span text:style-name="T169">ю</text:span><text:span text:style-name="T163">чват:.<text:line-break/>- периодично </text:span><text:span text:style-name="T164">почистване на системата и нейните компоненти;<text:line-break/>- </text:span><text:span text:style-name="T165">архивиране съдържанието на диска или само на критичните област;<text:line-break/>- </text:span><text:span text:style-name="T166">създаване на резервни копия;<text:line-break/>- </text:span><text:span text:style-name="T167">стартиране на дефрагментираща програма;<text:line-break/>- </text:span><text:span text:style-name="T168">изтриване на временни файлове и други.</text:span></text:p>
      <text:p text:style-name="P40"><text:span text:style-name="T168">Обикновено</text:span><text:span text:style-name="T170"> тези процедури се реализират ежемесечно. Н</text:span><text:span text:style-name="T212">як</text:span><text:span text:style-name="T213">ои</text:span><text:span text:style-name="T170"> от процедурите могат да се реализират ежедневно. </text:span><text:span text:style-name="T171">Пасивните </text:span><text:span text:style-name="T214">процедури</text:span><text:span text:style-name="T171"> за поддръжка </text:span><text:span text:style-name="T215">включват</text:span><text:span text:style-name="T171"> </text:span><text:span text:style-name="T215">действия</text:span><text:span text:style-name="T171"> за защита на КС от влиянието на околната среда </text:span><text:span text:style-name="T199">(</text:span><text:span text:style-name="T172">предпазване от токов удар, висока температура, влияние на магнитни полета</text:span><text:span text:style-name="T199">)</text:span><text:span text:style-name="T172">. </text:span><text:span text:style-name="T173">Ако са налице проблеми, се прилагат процедури за </text:span><text:span text:style-name="T216">отстраняването</text:span><text:span text:style-name="T173"> им.</text:span></text:p>
      <text:p text:style-name="P24"/>
      <text:h text:style-name="Heading_20_1" text:outline-level="1"><text:span text:style-name="T173">6. </text:span><text:span text:style-name="T10">Процедури за отстраняване на проблеми в КС</text:span></text:h>
      <text:p text:style-name="P23"/>
      <text:p text:style-name="P41"><text:span text:style-name="T10"><text:tab/>Ако се получи </text:span><text:span text:style-name="T218">съобщение</text:span><text:span text:style-name="T10"> за постгрешка е необходимо да се провери дали:<text:line-break/>- всички кабели са свързани правилно;<text:line-break/>- всички у</text:span><text:span text:style-name="T217">стройст</text:span><text:span text:style-name="T10">ва са </text:span><text:span text:style-name="T219">инсталирани</text:span><text:span text:style-name="T10"> правилно;<text:line-break/>- </text:span><text:span text:style-name="T174">конф</text:span><text:span text:style-name="T219">игуриращите</text:span><text:span text:style-name="T174"> настройки в </text:span><text:span text:style-name="T9">setup</text:span><text:span text:style-name="T174"> програмата на BIOS са зададени правилно;<text:line-break/>-</text:span><text:span text:style-name="T175"> джъмперите и превключвателите на дън</text:span><text:span text:style-name="T183">ната</text:span><text:span text:style-name="T175"> платка са установени правилно;<text:line-break/>- адаптерните карти и дисковите </text:span><text:span text:style-name="T184">устройства</text:span><text:span text:style-name="T175"> са инсталирани правилно;<text:line-break/></text:span><text:soft-page-break/><text:span text:style-name="T175">- </text:span><text:span text:style-name="T176">всички настройки на направени така, че да не съществуват конфликти;<text:line-break/>- </text:span><text:span text:style-name="T177">BIOS поддържа ли инсталираното у</text:span><text:span text:style-name="T185">стройст</text:span><text:span text:style-name="T177">во;<text:line-break/>- </text:span><text:span text:style-name="T178">О</text:span><text:span text:style-name="T185">С</text:span><text:span text:style-name="T178"> е инсталирана правилно;<text:line-break/>- </text:span><text:span text:style-name="T179">RAM е инсталирана на правилните слотове.</text:span></text:p>
      <text:p text:style-name="P42"><text:span text:style-name="T180">При проблеми при стартиране на софтуер </text:span><text:span text:style-name="T186">е</text:span><text:span text:style-name="T180"> необх</text:span><text:span text:style-name="T186">одим</text:span><text:span text:style-name="T180"> да се провери дали:<text:line-break/>- са инсталирани драйверите;<text:line-break/>- правилно ли е инсталиран софтуера;<text:line-break/>- </text:span><text:span text:style-name="T181">отговаря ли системата на минималните хард</text:span><text:span text:style-name="T220">уерни</text:span><text:span text:style-name="T181"> </text:span><text:span text:style-name="T221">изисквания</text:span><text:span text:style-name="T181"> за работа с този софтуер;<text:line-break/>-</text:span><text:span text:style-name="T182"> провер</text:span><text:span text:style-name="T226">ка</text:span><text:span text:style-name="T182"> за наличие на вирус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17f8ba9" officeooo:paragraph-rsid="017f8ba9" fo:background-color="#ccccc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Модул I Тема 5</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09:22:34.192609695</meta:creation-date>
    <dc:date>2017-10-15T13:24:44.970960446</dc:date>
    <meta:editing-duration>PT4H23M24S</meta:editing-duration>
    <meta:editing-cycles>442</meta:editing-cycles>
    <meta:generator>LibreOffice/5.1.6.2$Linux_X86_64 LibreOffice_project/10m0$Build-2</meta:generator>
    <meta:document-statistic meta:table-count="0" meta:image-count="0" meta:object-count="0" meta:page-count="7" meta:paragraph-count="63" meta:word-count="2140" meta:character-count="14150" meta:non-whitespace-character-count="12055"/>
  </office:meta>
</office:document-meta>
</file>